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9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0.395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0.441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536cm"/>
    </style:style>
    <style:style style:name="co11" style:family="table-column">
      <style:table-column-properties fo:break-before="auto" style:column-width="2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4" style:family="table-cell" style:parent-style-name="Default" style:data-style-name="N11"/>
    <style:style style:name="ce7" style:family="table-cell" style:parent-style-name="Default" style:data-style-name="N11">
      <style:table-cell-properties fo:background-color="#f6f9d4"/>
    </style:style>
    <style:style style:name="ce16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ackground-color="transparent"/>
    </style:style>
    <style:style style:name="ce5" style:family="table-cell" style:parent-style-name="Default" style:data-style-name="N4">
      <style:table-cell-properties fo:background-color="#ffff00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4">
      <style:table-cell-properties fo:background-color="#ff8080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4">
      <style:table-cell-properties fo:background-color="#aecf00"/>
    </style:style>
  </office:automatic-styles>
  <office:body>
    <office:spreadsheet>
      <table:calculation-settings table:automatic-find-labels="false" table:use-regular-expressions="false" table:use-wildcards="true"/>
      <table:table table:name="Beispiel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ce3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ce3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16361" table:default-cell-style-name="Default"/>
        <table:table-row table:style-name="ro1">
          <table:table-cell table:number-columns-repeated="2"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 table:number-columns-repeated="2"/>
          <table:table-cell office:value-type="string" calcext:value-type="string">
            <text:p>Inflation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11"/>
          <table:table-cell table:number-columns-repeated="2" table:style-name="ce7" office:value-type="percentage" office:value="0.02" calcext:value-type="percentage">
            <text:p>2,00 %</text:p>
          </table:table-cell>
          <table:table-cell office:value-type="float" office:value="1800" calcext:value-type="float">
            <text:p>1800</text:p>
          </table:table-cell>
          <table:table-cell table:style-name="ce11"/>
          <table:table-cell table:style-name="ce14" office:value-type="percentage" office:value="0" calcext:value-type="percentage">
            <text:p>0,00 %</text:p>
          </table:table-cell>
          <table:table-cell table:style-name="ce20" office:value-type="percentage" office:value="0" calcext:value-type="percentage">
            <text:p>0,00 %</text:p>
          </table:table-cell>
          <table:table-cell office:value-type="float" office:value="2400" calcext:value-type="float">
            <text:p>2400</text:p>
          </table:table-cell>
          <table:table-cell table:style-name="ce11"/>
          <table:table-cell table:style-name="ce14" office:value-type="percentage" office:value="0" calcext:value-type="percentage">
            <text:p>0,00 %</text:p>
          </table:table-cell>
          <table:table-cell table:style-name="ce20" office:value-type="percentage" office:value="0.05" calcext:value-type="percentage">
            <text:p>5,00 %</text:p>
          </table:table-cell>
          <table:table-cell table:style-name="ce3" office:value-type="float" office:value="8149.4" calcext:value-type="float">
            <text:p>8.149,40</text:p>
          </table:table-cell>
          <table:table-cell/>
          <table:table-cell table:style-name="ce7" office:value-type="percentage" office:value="0.03" calcext:value-type="percentage">
            <text:p>3,00 %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staatliche Rente</text:p>
          </table:table-cell>
          <table:covered-table-cell table:style-name="ce16"/>
          <table:covered-table-cell table:style-name="ce8"/>
          <table:covered-table-cell/>
          <table:table-cell table:style-name="ce21" office:value-type="string" calcext:value-type="string" table:number-columns-spanned="4" table:number-rows-spanned="1">
            <text:p>Direktversicherung</text:p>
          </table:table-cell>
          <table:covered-table-cell table:style-name="ce16"/>
          <table:covered-table-cell table:style-name="ce8"/>
          <table:covered-table-cell/>
          <table:table-cell table:style-name="ce22" office:value-type="string" calcext:value-type="string" table:number-columns-spanned="4" table:number-rows-spanned="1">
            <text:p>Dividenten</text:p>
          </table:table-cell>
          <table:covered-table-cell table:style-name="ce16"/>
          <table:covered-table-cell table:style-name="ce8"/>
          <table:covered-table-cell/>
          <table:table-cell/>
          <table:table-cell table:style-name="ce23" office:value-type="string" calcext:value-type="string" table:number-columns-spanned="3" table:number-rows-spanned="1">
            <text:p>Ausgaben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table-cell table:style-name="ce11"/>
          <table:table-cell table:formula="of:=[.F2]*(1-0.146)" office:value-type="float" office:value="1537.2" calcext:value-type="float">
            <text:p>1.537,2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table:formula="of:=[.J2]/12" office:value-type="float" office:value="200" calcext:value-type="float">
            <text:p>200,0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table:formula="of:=([.N2]*(1 -0.26375))/12" office:value-type="float" office:value="499.999645833333" calcext:value-type="float">
            <text:p>500,00</text:p>
          </table:table-cell>
          <table:table-cell table:style-name="ce8" office:value-type="string" calcext:value-type="string">
            <text:p>pro Monat</text:p>
          </table:table-cell>
          <table:table-cell table:number-columns-repeated="2"/>
          <table:table-cell office:value-type="float" office:value="1900" calcext:value-type="float">
            <text:p>1.900,00</text:p>
          </table:table-cell>
          <table:table-cell table:style-name="ce8" office:value-type="string" calcext:value-type="string">
            <text:p>pro Monat</text:p>
          </table:table-cell>
          <table:table-cell table:number-columns-repeated="3"/>
          <table:table-cell table:style-name="ce24" office:value-type="string" calcext:value-type="string">
            <text:p>Saldo mit 90</text:p>
          </table:table-cell>
          <table:table-cell table:style-name="ce24" table:formula="of:=[.V51]" office:value-type="float" office:value="-305050.072929107" calcext:value-type="float">
            <text:p>-305.050,07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Jahr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Ausg_mon</text:p>
          </table:table-cell>
          <table:table-cell table:style-name="ce1" office:value-type="string" calcext:value-type="string">
            <text:p>Ausg_jahr</text:p>
          </table:table-cell>
          <table:table-cell table:style-name="ce1" office:value-type="string" calcext:value-type="string">
            <text:p>Ausg_sum</text:p>
          </table:table-cell>
          <table:table-cell table:style-name="ce1" table:number-columns-repeated="2"/>
          <table:table-cell table:style-name="ce4" office:value-type="string" calcext:value-type="string">
            <text:p>Diff_jahr</text:p>
          </table:table-cell>
          <table:table-cell table:style-name="ce4" office:value-type="string" calcext:value-type="string">
            <text:p>Diff_sum</text:p>
          </table:table-cell>
          <table:table-cell table:style-name="ce1" table:number-columns-repeated="16353"/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12*[.D4]" office:value-type="float" office:value="18446.4" calcext:value-type="float">
            <text:p>18.446,40</text:p>
          </table:table-cell>
          <table:table-cell table:number-columns-repeated="3"/>
          <table:table-cell table:formula="of:=12*[.H4]" office:value-type="float" office:value="2400" calcext:value-type="float">
            <text:p>2.400,00</text:p>
          </table:table-cell>
          <table:table-cell table:number-columns-repeated="3"/>
          <table:table-cell table:formula="of:=12*[.L4]" office:value-type="float" office:value="5999.99575" calcext:value-type="float">
            <text:p>6.000,00</text:p>
          </table:table-cell>
          <table:table-cell table:number-columns-repeated="3"/>
          <table:table-cell table:formula="of:=[.P4]" office:value-type="float" office:value="1900" calcext:value-type="float">
            <text:p>1.900,00</text:p>
          </table:table-cell>
          <table:table-cell table:style-name="ce3" table:formula="of:=[.P6]*12" office:value-type="float" office:value="22800" calcext:value-type="float">
            <text:p>22.800,00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D6]+([.D6]*[.$D$2])" office:value-type="float" office:value="18815.328" calcext:value-type="float">
            <text:p>18.815,33</text:p>
          </table:table-cell>
          <table:table-cell table:number-columns-repeated="3"/>
          <table:table-cell table:formula="of:=[.H6]+([.H6]*[.$H$2])" office:value-type="float" office:value="2400" calcext:value-type="float">
            <text:p>2.400,00</text:p>
          </table:table-cell>
          <table:table-cell table:number-columns-repeated="3"/>
          <table:table-cell table:formula="of:=[.L6]+([.L6]*[.$L$2])" office:value-type="float" office:value="5999.99575" calcext:value-type="float">
            <text:p>6.000,00</text:p>
          </table:table-cell>
          <table:table-cell table:number-columns-repeated="3"/>
          <table:table-cell table:formula="of:=[.P6]+([.P6]*[.$P$2])" office:value-type="float" office:value="1957" calcext:value-type="float">
            <text:p>1.957,00</text:p>
          </table:table-cell>
          <table:table-cell table:style-name="ce3" table:formula="of:=[.Q6]+([.Q6]*[.$P$2])" office:value-type="float" office:value="23484" calcext:value-type="float">
            <text:p>23.484,00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27" calcext:value-type="float">
            <text:p>2027</text:p>
          </table:table-cell>
          <table:table-cell/>
          <table:table-cell table:formula="of:=[.D7]+([.D7]*[.$D$2])" office:value-type="float" office:value="19191.63456" calcext:value-type="float">
            <text:p>19.191,63</text:p>
          </table:table-cell>
          <table:table-cell table:number-columns-repeated="3"/>
          <table:table-cell table:formula="of:=[.H7]+([.H7]*[.$H$2])" office:value-type="float" office:value="2400" calcext:value-type="float">
            <text:p>2.400,00</text:p>
          </table:table-cell>
          <table:table-cell table:number-columns-repeated="3"/>
          <table:table-cell table:formula="of:=[.L7]+([.L7]*[.$L$2])" office:value-type="float" office:value="5999.99575" calcext:value-type="float">
            <text:p>6.000,00</text:p>
          </table:table-cell>
          <table:table-cell table:number-columns-repeated="3"/>
          <table:table-cell table:formula="of:=[.P7]+([.P7]*[.$P$2])" office:value-type="float" office:value="2015.71" calcext:value-type="float">
            <text:p>2.015,71</text:p>
          </table:table-cell>
          <table:table-cell table:style-name="ce3" table:formula="of:=[.Q7]+([.Q7]*[.$P$2])" office:value-type="float" office:value="24188.52" calcext:value-type="float">
            <text:p>24.188,52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28" calcext:value-type="float">
            <text:p>2028</text:p>
          </table:table-cell>
          <table:table-cell/>
          <table:table-cell table:formula="of:=[.D8]+([.D8]*[.$D$2])" office:value-type="float" office:value="19575.4672512" calcext:value-type="float">
            <text:p>19.575,47</text:p>
          </table:table-cell>
          <table:table-cell table:number-columns-repeated="3"/>
          <table:table-cell table:formula="of:=[.H8]+([.H8]*[.$H$2])" office:value-type="float" office:value="2400" calcext:value-type="float">
            <text:p>2.400,00</text:p>
          </table:table-cell>
          <table:table-cell table:number-columns-repeated="3"/>
          <table:table-cell table:formula="of:=[.L8]+([.L8]*[.$L$2])" office:value-type="float" office:value="5999.99575" calcext:value-type="float">
            <text:p>6.000,00</text:p>
          </table:table-cell>
          <table:table-cell table:number-columns-repeated="3"/>
          <table:table-cell table:formula="of:=[.P8]+([.P8]*[.$P$2])" office:value-type="float" office:value="2076.1813" calcext:value-type="float">
            <text:p>2.076,18</text:p>
          </table:table-cell>
          <table:table-cell table:style-name="ce3" table:formula="of:=[.Q8]+([.Q8]*[.$P$2])" office:value-type="float" office:value="24914.1756" calcext:value-type="float">
            <text:p>24.914,18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9" calcext:value-type="float">
            <text:p>2029</text:p>
          </table:table-cell>
          <table:table-cell/>
          <table:table-cell table:formula="of:=[.D9]+([.D9]*[.$D$2])" office:value-type="float" office:value="19966.976596224" calcext:value-type="float">
            <text:p>19.966,98</text:p>
          </table:table-cell>
          <table:table-cell table:number-columns-repeated="3"/>
          <table:table-cell table:formula="of:=[.H9]+([.H9]*[.$H$2])" office:value-type="float" office:value="2400" calcext:value-type="float">
            <text:p>2.400,00</text:p>
          </table:table-cell>
          <table:table-cell table:number-columns-repeated="3"/>
          <table:table-cell table:formula="of:=[.L9]+([.L9]*[.$L$2])" office:value-type="float" office:value="5999.99575" calcext:value-type="float">
            <text:p>6.000,00</text:p>
          </table:table-cell>
          <table:table-cell table:number-columns-repeated="3"/>
          <table:table-cell table:formula="of:=[.P9]+([.P9]*[.$P$2])" office:value-type="float" office:value="2138.466739" calcext:value-type="float">
            <text:p>2.138,47</text:p>
          </table:table-cell>
          <table:table-cell table:style-name="ce3" table:formula="of:=[.Q9]+([.Q9]*[.$P$2])" office:value-type="float" office:value="25661.600868" calcext:value-type="float">
            <text:p>25.661,60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D10]+([.D10]*[.$D$2])" office:value-type="float" office:value="20366.3161281485" calcext:value-type="float">
            <text:p>20.366,32</text:p>
          </table:table-cell>
          <table:table-cell table:number-columns-repeated="3"/>
          <table:table-cell table:formula="of:=[.H10]+([.H10]*[.$H$2])" office:value-type="float" office:value="2400" calcext:value-type="float">
            <text:p>2.400,00</text:p>
          </table:table-cell>
          <table:table-cell table:number-columns-repeated="3"/>
          <table:table-cell table:formula="of:=[.L10]+([.L10]*[.$L$2])" office:value-type="float" office:value="5999.99575" calcext:value-type="float">
            <text:p>6.000,00</text:p>
          </table:table-cell>
          <table:table-cell table:number-columns-repeated="3"/>
          <table:table-cell table:formula="of:=[.P10]+([.P10]*[.$P$2])" office:value-type="float" office:value="2202.62074117" calcext:value-type="float">
            <text:p>2.202,62</text:p>
          </table:table-cell>
          <table:table-cell table:style-name="ce3" table:formula="of:=[.Q10]+([.Q10]*[.$P$2])" office:value-type="float" office:value="26431.44889404" calcext:value-type="float">
            <text:p>26.431,45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D11]+([.D11]*[.$D$2])" office:value-type="float" office:value="20773.6424507115" calcext:value-type="float">
            <text:p>20.773,64</text:p>
          </table:table-cell>
          <table:table-cell table:number-columns-repeated="3"/>
          <table:table-cell table:formula="of:=[.H11]+([.H11]*[.$H$2])" office:value-type="float" office:value="2400" calcext:value-type="float">
            <text:p>2.400,00</text:p>
          </table:table-cell>
          <table:table-cell table:number-columns-repeated="3"/>
          <table:table-cell table:formula="of:=[.L11]+([.L11]*[.$L$2])" office:value-type="float" office:value="5999.99575" calcext:value-type="float">
            <text:p>6.000,00</text:p>
          </table:table-cell>
          <table:table-cell table:number-columns-repeated="3"/>
          <table:table-cell table:formula="of:=[.P11]+([.P11]*[.$P$2])" office:value-type="float" office:value="2268.6993634051" calcext:value-type="float">
            <text:p>2.268,70</text:p>
          </table:table-cell>
          <table:table-cell table:style-name="ce3" table:formula="of:=[.Q11]+([.Q11]*[.$P$2])" office:value-type="float" office:value="27224.3923608612" calcext:value-type="float">
            <text:p>27.224,39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32" calcext:value-type="float">
            <text:p>2032</text:p>
          </table:table-cell>
          <table:table-cell/>
          <table:table-cell table:formula="of:=[.D12]+([.D12]*[.$D$2])" office:value-type="float" office:value="21189.1152997257" calcext:value-type="float">
            <text:p>21.189,12</text:p>
          </table:table-cell>
          <table:table-cell table:number-columns-repeated="3"/>
          <table:table-cell table:formula="of:=[.H12]+([.H12]*[.$H$2])" office:value-type="float" office:value="2400" calcext:value-type="float">
            <text:p>2.400,00</text:p>
          </table:table-cell>
          <table:table-cell table:number-columns-repeated="3"/>
          <table:table-cell table:formula="of:=[.L12]+([.L12]*[.$L$2])" office:value-type="float" office:value="5999.99575" calcext:value-type="float">
            <text:p>6.000,00</text:p>
          </table:table-cell>
          <table:table-cell table:number-columns-repeated="3"/>
          <table:table-cell table:formula="of:=[.P12]+([.P12]*[.$P$2])" office:value-type="float" office:value="2336.76034430725" calcext:value-type="float">
            <text:p>2.336,76</text:p>
          </table:table-cell>
          <table:table-cell table:style-name="ce3" table:formula="of:=[.Q12]+([.Q12]*[.$P$2])" office:value-type="float" office:value="28041.124131687" calcext:value-type="float">
            <text:p>28.041,12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33" calcext:value-type="float">
            <text:p>2033</text:p>
          </table:table-cell>
          <table:table-cell/>
          <table:table-cell table:formula="of:=[.D13]+([.D13]*[.$D$2])" office:value-type="float" office:value="21612.8976057202" calcext:value-type="float">
            <text:p>21.612,90</text:p>
          </table:table-cell>
          <table:table-cell table:number-columns-repeated="3"/>
          <table:table-cell table:formula="of:=[.H13]+([.H13]*[.$H$2])" office:value-type="float" office:value="2400" calcext:value-type="float">
            <text:p>2.400,00</text:p>
          </table:table-cell>
          <table:table-cell table:number-columns-repeated="3"/>
          <table:table-cell table:formula="of:=[.L13]+([.L13]*[.$L$2])" office:value-type="float" office:value="5999.99575" calcext:value-type="float">
            <text:p>6.000,00</text:p>
          </table:table-cell>
          <table:table-cell table:number-columns-repeated="3"/>
          <table:table-cell table:formula="of:=[.P13]+([.P13]*[.$P$2])" office:value-type="float" office:value="2406.86315463647" calcext:value-type="float">
            <text:p>2.406,86</text:p>
          </table:table-cell>
          <table:table-cell table:style-name="ce3" table:formula="of:=[.Q13]+([.Q13]*[.$P$2])" office:value-type="float" office:value="28882.3578556376" calcext:value-type="float">
            <text:p>28.882,36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34" calcext:value-type="float">
            <text:p>2034</text:p>
          </table:table-cell>
          <table:table-cell/>
          <table:table-cell table:formula="of:=[.D14]+([.D14]*[.$D$2])" office:value-type="float" office:value="22045.1555578346" calcext:value-type="float">
            <text:p>22.045,16</text:p>
          </table:table-cell>
          <table:table-cell table:number-columns-repeated="3"/>
          <table:table-cell table:formula="of:=[.H14]+([.H14]*[.$H$2])" office:value-type="float" office:value="2400" calcext:value-type="float">
            <text:p>2.400,00</text:p>
          </table:table-cell>
          <table:table-cell table:number-columns-repeated="3"/>
          <table:table-cell table:formula="of:=[.L14]+([.L14]*[.$L$2])" office:value-type="float" office:value="5999.99575" calcext:value-type="float">
            <text:p>6.000,00</text:p>
          </table:table-cell>
          <table:table-cell table:number-columns-repeated="3"/>
          <table:table-cell table:formula="of:=[.P14]+([.P14]*[.$P$2])" office:value-type="float" office:value="2479.06904927557" calcext:value-type="float">
            <text:p>2.479,07</text:p>
          </table:table-cell>
          <table:table-cell table:style-name="ce3" table:formula="of:=[.Q14]+([.Q14]*[.$P$2])" office:value-type="float" office:value="29748.8285913068" calcext:value-type="float">
            <text:p>29.748,83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35" calcext:value-type="float">
            <text:p>2035</text:p>
          </table:table-cell>
          <table:table-cell/>
          <table:table-cell table:formula="of:=[.D15]+([.D15]*[.$D$2])" office:value-type="float" office:value="22486.0586689913" calcext:value-type="float">
            <text:p>22.486,06</text:p>
          </table:table-cell>
          <table:table-cell table:number-columns-repeated="3"/>
          <table:table-cell table:formula="of:=[.H15]+([.H15]*[.$H$2])" office:value-type="float" office:value="2400" calcext:value-type="float">
            <text:p>2.400,00</text:p>
          </table:table-cell>
          <table:table-cell table:number-columns-repeated="3"/>
          <table:table-cell table:formula="of:=[.L15]+([.L15]*[.$L$2])" office:value-type="float" office:value="5999.99575" calcext:value-type="float">
            <text:p>6.000,00</text:p>
          </table:table-cell>
          <table:table-cell table:number-columns-repeated="3"/>
          <table:table-cell table:formula="of:=[.P15]+([.P15]*[.$P$2])" office:value-type="float" office:value="2553.44112075383" calcext:value-type="float">
            <text:p>2.553,44</text:p>
          </table:table-cell>
          <table:table-cell table:style-name="ce3" table:formula="of:=[.Q15]+([.Q15]*[.$P$2])" office:value-type="float" office:value="30641.293449046" calcext:value-type="float">
            <text:p>30.641,29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3" office:value-type="float" office:value="2036" calcext:value-type="float">
            <text:p>2036</text:p>
          </table:table-cell>
          <table:table-cell table:style-name="ce19"/>
          <table:table-cell table:style-name="ce31" table:formula="of:=[.D16]+([.D16]*[.$D$2])" office:value-type="float" office:value="22935.7798423711" calcext:value-type="float">
            <text:p>22.935,78</text:p>
          </table:table-cell>
          <table:table-cell table:style-name="ce31"/>
          <table:table-cell table:style-name="ce19" table:number-columns-repeated="2"/>
          <table:table-cell table:style-name="ce31" table:formula="of:=[.H16]+([.H16]*[.$H$2])" office:value-type="float" office:value="2400" calcext:value-type="float">
            <text:p>2.400,00</text:p>
          </table:table-cell>
          <table:table-cell table:style-name="ce31"/>
          <table:table-cell table:style-name="ce19" table:number-columns-repeated="2"/>
          <table:table-cell table:style-name="ce31" table:formula="of:=[.L16]+([.L16]*[.$L$2])" office:value-type="float" office:value="5999.99575" calcext:value-type="float">
            <text:p>6.000,00</text:p>
          </table:table-cell>
          <table:table-cell table:style-name="ce31"/>
          <table:table-cell table:style-name="ce19" table:number-columns-repeated="2"/>
          <table:table-cell table:style-name="ce31" table:formula="of:=[.P16]+([.P16]*[.$P$2])" office:value-type="float" office:value="2630.04435437645" calcext:value-type="float">
            <text:p>2.630,04</text:p>
          </table:table-cell>
          <table:table-cell table:style-name="ce31" table:formula="of:=[.Q16]+([.Q16]*[.$P$2])" office:value-type="float" office:value="31560.5322525174" calcext:value-type="float">
            <text:p>31.560,53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73"/>
          <table:table-cell table:style-name="ce2" table:number-columns-repeated="16180"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3" office:value-type="float" office:value="2037" calcext:value-type="float">
            <text:p>2037</text:p>
          </table:table-cell>
          <table:table-cell table:style-name="ce19"/>
          <table:table-cell table:style-name="ce31" table:formula="of:=[.D17]+([.D17]*[.$D$2])" office:value-type="float" office:value="23394.4954392185" calcext:value-type="float">
            <text:p>23.394,50</text:p>
          </table:table-cell>
          <table:table-cell table:style-name="ce31" table:number-columns-repeated="2"/>
          <table:table-cell table:style-name="ce19"/>
          <table:table-cell table:style-name="ce31" table:formula="of:=[.H17]+([.H17]*[.$H$2])" office:value-type="float" office:value="2400" calcext:value-type="float">
            <text:p>2.400,00</text:p>
          </table:table-cell>
          <table:table-cell table:style-name="ce31" table:number-columns-repeated="2"/>
          <table:table-cell table:style-name="ce19"/>
          <table:table-cell table:style-name="ce31" table:formula="of:=[.L17]+([.L17]*[.$L$2])" office:value-type="float" office:value="5999.99575" calcext:value-type="float">
            <text:p>6.000,00</text:p>
          </table:table-cell>
          <table:table-cell table:style-name="ce31" table:number-columns-repeated="3"/>
          <table:table-cell table:style-name="ce31" table:formula="of:=[.P17]+([.P17]*[.$P$2])" office:value-type="float" office:value="2708.94568500774" calcext:value-type="float">
            <text:p>2.708,95</text:p>
          </table:table-cell>
          <table:table-cell table:style-name="ce31" table:formula="of:=[.Q17]+([.Q17]*[.$P$2])" office:value-type="float" office:value="32507.3482200929" calcext:value-type="float">
            <text:p>32.507,35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3" office:value-type="float" office:value="2038" calcext:value-type="float">
            <text:p>2038</text:p>
          </table:table-cell>
          <table:table-cell table:style-name="ce19"/>
          <table:table-cell table:style-name="ce31" table:formula="of:=[.D18]+([.D18]*[.$D$2])" office:value-type="float" office:value="23862.3853480029" calcext:value-type="float">
            <text:p>23.862,39</text:p>
          </table:table-cell>
          <table:table-cell table:style-name="ce31" table:number-columns-repeated="2"/>
          <table:table-cell table:style-name="ce19"/>
          <table:table-cell table:style-name="ce31" table:formula="of:=[.H18]+([.H18]*[.$H$2])" office:value-type="float" office:value="2400" calcext:value-type="float">
            <text:p>2.400,00</text:p>
          </table:table-cell>
          <table:table-cell table:style-name="ce31" table:number-columns-repeated="2"/>
          <table:table-cell table:style-name="ce19"/>
          <table:table-cell table:style-name="ce31" table:formula="of:=[.L18]+([.L18]*[.$L$2])" office:value-type="float" office:value="5999.99575" calcext:value-type="float">
            <text:p>6.000,00</text:p>
          </table:table-cell>
          <table:table-cell table:style-name="ce31" table:number-columns-repeated="3"/>
          <table:table-cell table:style-name="ce31" table:formula="of:=[.P18]+([.P18]*[.$P$2])" office:value-type="float" office:value="2790.21405555797" calcext:value-type="float">
            <text:p>2.790,21</text:p>
          </table:table-cell>
          <table:table-cell table:style-name="ce31" table:formula="of:=[.Q18]+([.Q18]*[.$P$2])" office:value-type="float" office:value="33482.5686666957" calcext:value-type="float">
            <text:p>33.482,57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3" office:value-type="float" office:value="2039" calcext:value-type="float">
            <text:p>2039</text:p>
          </table:table-cell>
          <table:table-cell table:style-name="ce19"/>
          <table:table-cell table:style-name="ce31" table:formula="of:=[.D19]+([.D19]*[.$D$2])" office:value-type="float" office:value="24339.633054963" calcext:value-type="float">
            <text:p>24.339,63</text:p>
          </table:table-cell>
          <table:table-cell table:style-name="ce31" table:number-columns-repeated="2"/>
          <table:table-cell table:style-name="ce19"/>
          <table:table-cell table:style-name="ce31" table:formula="of:=[.H19]+([.H19]*[.$H$2])" office:value-type="float" office:value="2400" calcext:value-type="float">
            <text:p>2.400,00</text:p>
          </table:table-cell>
          <table:table-cell table:style-name="ce31" table:number-columns-repeated="2"/>
          <table:table-cell table:style-name="ce19"/>
          <table:table-cell table:style-name="ce31" table:formula="of:=[.L19]+([.L19]*[.$L$2])" office:value-type="float" office:value="5999.99575" calcext:value-type="float">
            <text:p>6.000,00</text:p>
          </table:table-cell>
          <table:table-cell table:style-name="ce31" table:number-columns-repeated="3"/>
          <table:table-cell table:style-name="ce31" table:formula="of:=[.P19]+([.P19]*[.$P$2])" office:value-type="float" office:value="2873.92047722471" calcext:value-type="float">
            <text:p>2.873,92</text:p>
          </table:table-cell>
          <table:table-cell table:style-name="ce31" table:formula="of:=[.Q19]+([.Q19]*[.$P$2])" office:value-type="float" office:value="34487.0457266965" calcext:value-type="float">
            <text:p>34.487,05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3" office:value-type="float" office:value="2040" calcext:value-type="float">
            <text:p>2040</text:p>
          </table:table-cell>
          <table:table-cell table:style-name="ce19"/>
          <table:table-cell table:style-name="ce31" table:formula="of:=[.D20]+([.D20]*[.$D$2])" office:value-type="float" office:value="24826.4257160622" calcext:value-type="float">
            <text:p>24.826,43</text:p>
          </table:table-cell>
          <table:table-cell table:style-name="ce31" table:number-columns-repeated="2"/>
          <table:table-cell table:style-name="ce19"/>
          <table:table-cell table:style-name="ce31" table:formula="of:=[.H20]+([.H20]*[.$H$2])" office:value-type="float" office:value="2400" calcext:value-type="float">
            <text:p>2.400,00</text:p>
          </table:table-cell>
          <table:table-cell table:style-name="ce31" table:number-columns-repeated="2"/>
          <table:table-cell table:style-name="ce19"/>
          <table:table-cell table:style-name="ce31" table:formula="of:=[.L20]+([.L20]*[.$L$2])" office:value-type="float" office:value="5999.99575" calcext:value-type="float">
            <text:p>6.000,00</text:p>
          </table:table-cell>
          <table:table-cell table:style-name="ce31" table:number-columns-repeated="3"/>
          <table:table-cell table:style-name="ce31" table:formula="of:=[.P20]+([.P20]*[.$P$2])" office:value-type="float" office:value="2960.13809154145" calcext:value-type="float">
            <text:p>2.960,14</text:p>
          </table:table-cell>
          <table:table-cell table:style-name="ce31" table:formula="of:=[.Q20]+([.Q20]*[.$P$2])" office:value-type="float" office:value="35521.6570984974" calcext:value-type="float">
            <text:p>35.521,66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3" office:value-type="float" office:value="2041" calcext:value-type="float">
            <text:p>2041</text:p>
          </table:table-cell>
          <table:table-cell table:style-name="ce19"/>
          <table:table-cell table:style-name="ce31" table:formula="of:=[.D21]+([.D21]*[.$D$2])" office:value-type="float" office:value="25322.9542303835" calcext:value-type="float">
            <text:p>25.322,95</text:p>
          </table:table-cell>
          <table:table-cell table:style-name="ce31" table:number-columns-repeated="2"/>
          <table:table-cell table:style-name="ce19"/>
          <table:table-cell table:style-name="ce31" table:formula="of:=[.H21]+([.H21]*[.$H$2])" office:value-type="float" office:value="2400" calcext:value-type="float">
            <text:p>2.400,00</text:p>
          </table:table-cell>
          <table:table-cell table:style-name="ce31" table:number-columns-repeated="2"/>
          <table:table-cell table:style-name="ce19"/>
          <table:table-cell table:style-name="ce31" table:formula="of:=[.L21]+([.L21]*[.$L$2])" office:value-type="float" office:value="5999.99575" calcext:value-type="float">
            <text:p>6.000,00</text:p>
          </table:table-cell>
          <table:table-cell table:style-name="ce31" table:number-columns-repeated="3"/>
          <table:table-cell table:style-name="ce31" table:formula="of:=[.P21]+([.P21]*[.$P$2])" office:value-type="float" office:value="3048.9422342877" calcext:value-type="float">
            <text:p>3.048,94</text:p>
          </table:table-cell>
          <table:table-cell table:style-name="ce31" table:formula="of:=[.Q21]+([.Q21]*[.$P$2])" office:value-type="float" office:value="36587.3068114524" calcext:value-type="float">
            <text:p>36.587,31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3" office:value-type="float" office:value="2042" calcext:value-type="float">
            <text:p>2042</text:p>
          </table:table-cell>
          <table:table-cell table:style-name="ce19"/>
          <table:table-cell table:style-name="ce31" table:formula="of:=[.D22]+([.D22]*[.$D$2])" office:value-type="float" office:value="25829.4133149911" calcext:value-type="float">
            <text:p>25.829,41</text:p>
          </table:table-cell>
          <table:table-cell table:style-name="ce31" table:number-columns-repeated="2"/>
          <table:table-cell table:style-name="ce19"/>
          <table:table-cell table:style-name="ce31" table:formula="of:=[.H22]+([.H22]*[.$H$2])" office:value-type="float" office:value="2400" calcext:value-type="float">
            <text:p>2.400,00</text:p>
          </table:table-cell>
          <table:table-cell table:style-name="ce31" table:number-columns-repeated="2"/>
          <table:table-cell table:style-name="ce19"/>
          <table:table-cell table:style-name="ce31" table:formula="of:=[.L22]+([.L22]*[.$L$2])" office:value-type="float" office:value="5999.99575" calcext:value-type="float">
            <text:p>6.000,00</text:p>
          </table:table-cell>
          <table:table-cell table:style-name="ce31" table:number-columns-repeated="3"/>
          <table:table-cell table:style-name="ce31" table:formula="of:=[.P22]+([.P22]*[.$P$2])" office:value-type="float" office:value="3140.41050131633" calcext:value-type="float">
            <text:p>3.140,41</text:p>
          </table:table-cell>
          <table:table-cell table:style-name="ce31" table:formula="of:=[.Q22]+([.Q22]*[.$P$2])" office:value-type="float" office:value="37684.9260157959" calcext:value-type="float">
            <text:p>37.684,93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3" office:value-type="float" office:value="2043" calcext:value-type="float">
            <text:p>2043</text:p>
          </table:table-cell>
          <table:table-cell table:style-name="ce19"/>
          <table:table-cell table:style-name="ce31" table:formula="of:=[.D23]+([.D23]*[.$D$2])" office:value-type="float" office:value="26346.0015812909" calcext:value-type="float">
            <text:p>26.346,00</text:p>
          </table:table-cell>
          <table:table-cell table:style-name="ce31" table:number-columns-repeated="2"/>
          <table:table-cell table:style-name="ce19"/>
          <table:table-cell table:style-name="ce31" table:formula="of:=[.H23]+([.H23]*[.$H$2])" office:value-type="float" office:value="2400" calcext:value-type="float">
            <text:p>2.400,00</text:p>
          </table:table-cell>
          <table:table-cell table:style-name="ce31" table:number-columns-repeated="2"/>
          <table:table-cell table:style-name="ce19"/>
          <table:table-cell table:style-name="ce31" table:formula="of:=[.L23]+([.L23]*[.$L$2])" office:value-type="float" office:value="5999.99575" calcext:value-type="float">
            <text:p>6.000,00</text:p>
          </table:table-cell>
          <table:table-cell table:style-name="ce31" table:number-columns-repeated="3"/>
          <table:table-cell table:style-name="ce31" table:formula="of:=[.P23]+([.P23]*[.$P$2])" office:value-type="float" office:value="3234.62281635582" calcext:value-type="float">
            <text:p>3.234,62</text:p>
          </table:table-cell>
          <table:table-cell table:style-name="ce31" table:formula="of:=[.Q23]+([.Q23]*[.$P$2])" office:value-type="float" office:value="38815.4737962698" calcext:value-type="float">
            <text:p>38.815,47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3" office:value-type="float" office:value="2044" calcext:value-type="float">
            <text:p>2044</text:p>
          </table:table-cell>
          <table:table-cell table:style-name="ce19"/>
          <table:table-cell table:style-name="ce31" table:formula="of:=[.D24]+([.D24]*[.$D$2])" office:value-type="float" office:value="26872.9216129168" calcext:value-type="float">
            <text:p>26.872,92</text:p>
          </table:table-cell>
          <table:table-cell table:style-name="ce31" table:number-columns-repeated="2"/>
          <table:table-cell table:style-name="ce19"/>
          <table:table-cell table:style-name="ce31" table:formula="of:=[.H24]+([.H24]*[.$H$2])" office:value-type="float" office:value="2400" calcext:value-type="float">
            <text:p>2.400,00</text:p>
          </table:table-cell>
          <table:table-cell table:style-name="ce31" table:number-columns-repeated="2"/>
          <table:table-cell table:style-name="ce19"/>
          <table:table-cell table:style-name="ce31" table:formula="of:=[.L24]+([.L24]*[.$L$2])" office:value-type="float" office:value="5999.99575" calcext:value-type="float">
            <text:p>6.000,00</text:p>
          </table:table-cell>
          <table:table-cell table:style-name="ce31" table:number-columns-repeated="3"/>
          <table:table-cell table:style-name="ce31" table:formula="of:=[.P24]+([.P24]*[.$P$2])" office:value-type="float" office:value="3331.66150084649" calcext:value-type="float">
            <text:p>3.331,66</text:p>
          </table:table-cell>
          <table:table-cell table:style-name="ce31" table:formula="of:=[.Q24]+([.Q24]*[.$P$2])" office:value-type="float" office:value="39979.9380101579" calcext:value-type="float">
            <text:p>39.979,94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73"/>
          <table:table-cell table:number-columns-repeated="1618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045" calcext:value-type="float">
            <text:p>2045</text:p>
          </table:table-cell>
          <table:table-cell table:style-name="ce19"/>
          <table:table-cell table:style-name="ce31" table:formula="of:=[.D25]+([.D25]*[.$D$2])" office:value-type="float" office:value="27410.3800451751" calcext:value-type="float">
            <text:p>27.410,38</text:p>
          </table:table-cell>
          <table:table-cell table:style-name="ce31" table:number-columns-repeated="2"/>
          <table:table-cell table:style-name="ce19"/>
          <table:table-cell table:style-name="ce31" table:formula="of:=[.H25]+([.H25]*[.$H$2])" office:value-type="float" office:value="2400" calcext:value-type="float">
            <text:p>2.400,00</text:p>
          </table:table-cell>
          <table:table-cell table:style-name="ce31" table:number-columns-repeated="2"/>
          <table:table-cell table:style-name="ce19"/>
          <table:table-cell table:style-name="ce31" table:formula="of:=[.L25]+([.L25]*[.$L$2])" office:value-type="float" office:value="5999.99575" calcext:value-type="float">
            <text:p>6.000,00</text:p>
          </table:table-cell>
          <table:table-cell table:style-name="ce31" table:number-columns-repeated="3"/>
          <table:table-cell table:style-name="ce31" table:formula="of:=[.P25]+([.P25]*[.$P$2])" office:value-type="float" office:value="3431.61134587189" calcext:value-type="float">
            <text:p>3.431,61</text:p>
          </table:table-cell>
          <table:table-cell table:style-name="ce31" table:formula="of:=[.Q25]+([.Q25]*[.$P$2])" office:value-type="float" office:value="41179.3361504626" calcext:value-type="float">
            <text:p>41.179,34</text:p>
          </table:table-cell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 table:number-columns-repeated="1636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ce31" table:formula="of:=[.D26]+([.D26]*[.$D$2])" office:value-type="float" office:value="27958.5876460786" calcext:value-type="float">
            <text:p>27.958,59</text:p>
          </table:table-cell>
          <table:table-cell table:style-name="ce3" table:number-columns-repeated="2"/>
          <table:table-cell/>
          <table:table-cell table:style-name="ce31" table:formula="of:=[.H26]+([.H26]*[.$H$2])" office:value-type="float" office:value="2400" calcext:value-type="float">
            <text:p>2.400,00</text:p>
          </table:table-cell>
          <table:table-cell table:style-name="ce3" table:number-columns-repeated="2"/>
          <table:table-cell/>
          <table:table-cell table:style-name="ce31" table:formula="of:=[.L26]+([.L26]*[.$L$2])" office:value-type="float" office:value="5999.99575" calcext:value-type="float">
            <text:p>6.000,00</text:p>
          </table:table-cell>
          <table:table-cell table:style-name="ce3" table:number-columns-repeated="3"/>
          <table:table-cell table:formula="of:=[.P26]+([.P26]*[.$P$2])" office:value-type="float" office:value="3534.55968624804" calcext:value-type="float">
            <text:p>3.534,56</text:p>
          </table:table-cell>
          <table:table-cell table:style-name="ce3" table:formula="of:=[.Q26]+([.Q26]*[.$P$2])" office:value-type="float" office:value="42414.7162349765" calcext:value-type="float">
            <text:p>42.414,72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047" calcext:value-type="float">
            <text:p>2047</text:p>
          </table:table-cell>
          <table:table-cell table:style-name="ce2"/>
          <table:table-cell table:style-name="ce5" table:formula="of:=[.D27]+([.D27]*[.$D$2])" office:value-type="float" office:value="28517.7593990002" calcext:value-type="float">
            <text:p>28.517,76</text:p>
          </table:table-cell>
          <table:table-cell table:style-name="ce5" table:formula="of:=[.D28]/12" office:value-type="float" office:value="2376.47994991668" calcext:value-type="float">
            <text:p>2.376,48</text:p>
          </table:table-cell>
          <table:table-cell table:style-name="ce5"/>
          <table:table-cell table:style-name="ce2"/>
          <table:table-cell table:style-name="ce5" table:formula="of:=[.H27]+([.H27]*[.$H$2])" office:value-type="float" office:value="2400" calcext:value-type="float">
            <text:p>2.400,00</text:p>
          </table:table-cell>
          <table:table-cell table:style-name="ce31" table:formula="of:=[.H28]/12" office:value-type="float" office:value="200" calcext:value-type="float">
            <text:p>200,00</text:p>
          </table:table-cell>
          <table:table-cell table:style-name="ce5"/>
          <table:table-cell table:style-name="ce2"/>
          <table:table-cell table:style-name="ce31" table:formula="of:=[.L27]+([.L27]*[.$L$2])" office:value-type="float" office:value="5999.99575" calcext:value-type="float">
            <text:p>6.000,00</text:p>
          </table:table-cell>
          <table:table-cell table:style-name="ce31" table:formula="of:=[.L28]/12" office:value-type="float" office:value="499.999645833333" calcext:value-type="float">
            <text:p>500,00</text:p>
          </table:table-cell>
          <table:table-cell table:style-name="ce5" table:number-columns-repeated="2"/>
          <table:table-cell table:style-name="ce5" table:formula="of:=[.P27]+([.P27]*[.$P$2])" office:value-type="float" office:value="3640.59647683548" calcext:value-type="float">
            <text:p>3.640,60</text:p>
          </table:table-cell>
          <table:table-cell table:style-name="ce5" table:formula="of:=[.Q27]+([.Q27]*[.$P$2])" office:value-type="float" office:value="43687.1577220258" calcext:value-type="float">
            <text:p>43.687,16</text:p>
          </table:table-cell>
          <table:table-cell table:style-name="ce5" table:number-columns-repeated="2"/>
          <table:table-cell table:style-name="ce2"/>
          <table:table-cell table:style-name="ce5" table:number-columns-repeated="2"/>
          <table:table-cell table:style-name="ce2" table:number-columns-repeated="1636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 table:style-name="ce3" table:formula="of:=[.D28]+([.D28]*[.$E$2])" office:value-type="float" office:value="29088.1145869802" calcext:value-type="float">
            <text:p>29.088,11</text:p>
          </table:table-cell>
          <table:table-cell table:style-name="ce3" table:formula="of:=[.F28]+[.E29]" office:value-type="float" office:value="29088.1145869802" calcext:value-type="float">
            <text:p>29.088,11</text:p>
          </table:table-cell>
          <table:table-cell/>
          <table:table-cell table:style-name="Default"/>
          <table:table-cell table:style-name="ce3" table:formula="of:=[.H28]+([.H28]*[.$I$2])" office:value-type="float" office:value="2400" calcext:value-type="float">
            <text:p>2.400,00</text:p>
          </table:table-cell>
          <table:table-cell table:style-name="ce3" table:formula="of:=[.J28]+[.I29]" office:value-type="float" office:value="2400" calcext:value-type="float">
            <text:p>2.400,00</text:p>
          </table:table-cell>
          <table:table-cell/>
          <table:table-cell table:style-name="Default"/>
          <table:table-cell table:style-name="ce3" table:formula="of:=[.L28]+([.L28]*[.$M$2])" office:value-type="float" office:value="6299.9955375" calcext:value-type="float">
            <text:p>6.300,00</text:p>
          </table:table-cell>
          <table:table-cell table:style-name="ce3" table:formula="of:=[.N28]+[.M29]" office:value-type="float" office:value="6299.9955375" calcext:value-type="float">
            <text:p>6.300,00</text:p>
          </table:table-cell>
          <table:table-cell table:style-name="ce3"/>
          <table:table-cell table:formula="of:=[.P28]+([.P28]*[.$P$2])" office:value-type="float" office:value="3749.81437114055" calcext:value-type="float">
            <text:p>3.749,81</text:p>
          </table:table-cell>
          <table:table-cell table:style-name="ce3" table:formula="of:=[.Q28]+([.Q28]*[.$P$2])" office:value-type="float" office:value="44997.7724536866" calcext:value-type="float">
            <text:p>44.997,77</text:p>
          </table:table-cell>
          <table:table-cell table:style-name="ce3" table:formula="of:=[.Q29]+[.R28]" office:value-type="float" office:value="44997.7724536866" calcext:value-type="float">
            <text:p>44.997,77</text:p>
          </table:table-cell>
          <table:table-cell table:style-name="ce3"/>
          <table:table-cell/>
          <table:table-cell table:formula="of:=SUM([.E29];[.I29];[.M29])-[.Q29]" office:value-type="float" office:value="-7209.66232920643" calcext:value-type="float">
            <text:p>-7.209,66</text:p>
          </table:table-cell>
          <table:table-cell table:formula="of:=SUM([.F29];[.J29];[.N29])-[.R29]" office:value-type="float" office:value="-7209.66232920643" calcext:value-type="float">
            <text:p>-7.209,66</text:p>
          </table:table-cell>
          <table:table-cell table:number-columns-repeated="1636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Default"/>
          <table:table-cell table:style-name="ce3" table:formula="of:=[.E29]+([.E29]*[.$E$2])" office:value-type="float" office:value="29669.8768787198" calcext:value-type="float">
            <text:p>29.669,88</text:p>
          </table:table-cell>
          <table:table-cell table:style-name="ce3" table:formula="of:=[.F29]+[.E30]" office:value-type="float" office:value="58757.9914656999" calcext:value-type="float">
            <text:p>58.757,99</text:p>
          </table:table-cell>
          <table:table-cell/>
          <table:table-cell table:style-name="Default"/>
          <table:table-cell table:style-name="ce3" table:formula="of:=[.I29]+([.I29]*[.$I$2])" office:value-type="float" office:value="2400" calcext:value-type="float">
            <text:p>2.400,00</text:p>
          </table:table-cell>
          <table:table-cell table:style-name="ce3" table:formula="of:=[.J29]+[.I30]" office:value-type="float" office:value="4800" calcext:value-type="float">
            <text:p>4.800,00</text:p>
          </table:table-cell>
          <table:table-cell/>
          <table:table-cell table:style-name="Default"/>
          <table:table-cell table:style-name="ce3" table:formula="of:=[.M29]+([.M29]*[.$M$2])" office:value-type="float" office:value="6614.995314375" calcext:value-type="float">
            <text:p>6.615,00</text:p>
          </table:table-cell>
          <table:table-cell table:style-name="ce3" table:formula="of:=[.N29]+[.M30]" office:value-type="float" office:value="12914.990851875" calcext:value-type="float">
            <text:p>12.914,99</text:p>
          </table:table-cell>
          <table:table-cell table:style-name="ce3"/>
          <table:table-cell table:formula="of:=[.P29]+([.P29]*[.$P$2])" office:value-type="float" office:value="3862.30880227477" calcext:value-type="float">
            <text:p>3.862,31</text:p>
          </table:table-cell>
          <table:table-cell table:style-name="ce3" table:formula="of:=[.Q29]+([.Q29]*[.$P$2])" office:value-type="float" office:value="46347.7056272972" calcext:value-type="float">
            <text:p>46.347,71</text:p>
          </table:table-cell>
          <table:table-cell table:style-name="ce3" table:formula="of:=[.Q30]+[.R29]" office:value-type="float" office:value="91345.4780809838" calcext:value-type="float">
            <text:p>91.345,48</text:p>
          </table:table-cell>
          <table:table-cell table:style-name="ce3"/>
          <table:table-cell/>
          <table:table-cell table:formula="of:=SUM([.E30];[.I30];[.M30])-[.Q30]" office:value-type="float" office:value="-7662.83343420242" calcext:value-type="float">
            <text:p>-7.662,83</text:p>
          </table:table-cell>
          <table:table-cell table:formula="of:=SUM([.F30];[.J30];[.N30])-[.R30]" office:value-type="float" office:value="-14872.4957634089" calcext:value-type="float">
            <text:p>-14.872,50</text:p>
          </table:table-cell>
          <table:table-cell table:number-columns-repeated="1636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Default"/>
          <table:table-cell table:style-name="ce3" table:formula="of:=[.E30]+([.E30]*[.$E$2])" office:value-type="float" office:value="30263.2744162942" calcext:value-type="float">
            <text:p>30.263,27</text:p>
          </table:table-cell>
          <table:table-cell table:style-name="ce3" table:formula="of:=[.F30]+[.E31]" office:value-type="float" office:value="89021.2658819941" calcext:value-type="float">
            <text:p>89.021,27</text:p>
          </table:table-cell>
          <table:table-cell/>
          <table:table-cell table:style-name="Default"/>
          <table:table-cell table:style-name="ce3" table:formula="of:=[.I30]+([.I30]*[.$I$2])" office:value-type="float" office:value="2400" calcext:value-type="float">
            <text:p>2.400,00</text:p>
          </table:table-cell>
          <table:table-cell table:style-name="ce3" table:formula="of:=[.J30]+[.I31]" office:value-type="float" office:value="7200" calcext:value-type="float">
            <text:p>7.200,00</text:p>
          </table:table-cell>
          <table:table-cell/>
          <table:table-cell table:style-name="Default"/>
          <table:table-cell table:style-name="ce3" table:formula="of:=[.M30]+([.M30]*[.$M$2])" office:value-type="float" office:value="6945.74508009375" calcext:value-type="float">
            <text:p>6.945,75</text:p>
          </table:table-cell>
          <table:table-cell table:style-name="ce3" table:formula="of:=[.N30]+[.M31]" office:value-type="float" office:value="19860.7359319688" calcext:value-type="float">
            <text:p>19.860,74</text:p>
          </table:table-cell>
          <table:table-cell table:style-name="ce3"/>
          <table:table-cell table:formula="of:=[.P30]+([.P30]*[.$P$2])" office:value-type="float" office:value="3978.17806634301" calcext:value-type="float">
            <text:p>3.978,18</text:p>
          </table:table-cell>
          <table:table-cell table:style-name="ce3" table:formula="of:=[.Q30]+([.Q30]*[.$P$2])" office:value-type="float" office:value="47738.1367961161" calcext:value-type="float">
            <text:p>47.738,14</text:p>
          </table:table-cell>
          <table:table-cell table:style-name="ce3" table:formula="of:=[.Q31]+[.R30]" office:value-type="float" office:value="139083.6148771" calcext:value-type="float">
            <text:p>139.083,61</text:p>
          </table:table-cell>
          <table:table-cell table:style-name="ce3"/>
          <table:table-cell/>
          <table:table-cell table:formula="of:=SUM([.E31];[.I31];[.M31])-[.Q31]" office:value-type="float" office:value="-8129.11729972818" calcext:value-type="float">
            <text:p>-8.129,12</text:p>
          </table:table-cell>
          <table:table-cell table:formula="of:=SUM([.F31];[.J31];[.N31])-[.R31]" office:value-type="float" office:value="-23001.613063137" calcext:value-type="float">
            <text:p>-23.001,61</text:p>
          </table:table-cell>
          <table:table-cell table:number-columns-repeated="1636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Default"/>
          <table:table-cell table:style-name="ce3" table:formula="of:=[.E31]+([.E31]*[.$E$2])" office:value-type="float" office:value="30868.5399046201" calcext:value-type="float">
            <text:p>30.868,54</text:p>
          </table:table-cell>
          <table:table-cell table:style-name="ce3" table:formula="of:=[.F31]+[.E32]" office:value-type="float" office:value="119889.805786614" calcext:value-type="float">
            <text:p>119.889,81</text:p>
          </table:table-cell>
          <table:table-cell/>
          <table:table-cell table:style-name="Default"/>
          <table:table-cell table:style-name="ce3" table:formula="of:=[.I31]+([.I31]*[.$I$2])" office:value-type="float" office:value="2400" calcext:value-type="float">
            <text:p>2.400,00</text:p>
          </table:table-cell>
          <table:table-cell table:style-name="ce3" table:formula="of:=[.J31]+[.I32]" office:value-type="float" office:value="9600" calcext:value-type="float">
            <text:p>9.600,00</text:p>
          </table:table-cell>
          <table:table-cell/>
          <table:table-cell table:style-name="Default"/>
          <table:table-cell table:style-name="ce3" table:formula="of:=[.M31]+([.M31]*[.$M$2])" office:value-type="float" office:value="7293.03233409844" calcext:value-type="float">
            <text:p>7.293,03</text:p>
          </table:table-cell>
          <table:table-cell table:style-name="ce3" table:formula="of:=[.N31]+[.M32]" office:value-type="float" office:value="27153.7682660672" calcext:value-type="float">
            <text:p>27.153,77</text:p>
          </table:table-cell>
          <table:table-cell table:style-name="ce3"/>
          <table:table-cell table:formula="of:=[.P31]+([.P31]*[.$P$2])" office:value-type="float" office:value="4097.5234083333" calcext:value-type="float">
            <text:p>4.097,52</text:p>
          </table:table-cell>
          <table:table-cell table:style-name="ce3" table:formula="of:=[.Q31]+([.Q31]*[.$P$2])" office:value-type="float" office:value="49170.2808999996" calcext:value-type="float">
            <text:p>49.170,28</text:p>
          </table:table-cell>
          <table:table-cell table:style-name="ce3" table:formula="of:=[.Q32]+[.R31]" office:value-type="float" office:value="188253.8957771" calcext:value-type="float">
            <text:p>188.253,90</text:p>
          </table:table-cell>
          <table:table-cell table:style-name="ce3"/>
          <table:table-cell/>
          <table:table-cell table:formula="of:=SUM([.E32];[.I32];[.M32])-[.Q32]" office:value-type="float" office:value="-8608.7086612811" calcext:value-type="float">
            <text:p>-8.608,71</text:p>
          </table:table-cell>
          <table:table-cell table:formula="of:=SUM([.F32];[.J32];[.N32])-[.R32]" office:value-type="float" office:value="-31610.3217244182" calcext:value-type="float">
            <text:p>-31.610,32</text:p>
          </table:table-cell>
          <table:table-cell table:number-columns-repeated="1636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Default"/>
          <table:table-cell table:style-name="ce3" table:formula="of:=[.E32]+([.E32]*[.$E$2])" office:value-type="float" office:value="31485.9107027125" calcext:value-type="float">
            <text:p>31.485,91</text:p>
          </table:table-cell>
          <table:table-cell table:style-name="ce3" table:formula="of:=[.F32]+[.E33]" office:value-type="float" office:value="151375.716489327" calcext:value-type="float">
            <text:p>151.375,72</text:p>
          </table:table-cell>
          <table:table-cell/>
          <table:table-cell table:style-name="Default"/>
          <table:table-cell table:style-name="ce3" table:formula="of:=[.I32]+([.I32]*[.$I$2])" office:value-type="float" office:value="2400" calcext:value-type="float">
            <text:p>2.400,00</text:p>
          </table:table-cell>
          <table:table-cell table:style-name="ce3" table:formula="of:=[.J32]+[.I33]" office:value-type="float" office:value="12000" calcext:value-type="float">
            <text:p>12.000,00</text:p>
          </table:table-cell>
          <table:table-cell/>
          <table:table-cell table:style-name="Default"/>
          <table:table-cell table:style-name="ce3" table:formula="of:=[.M32]+([.M32]*[.$M$2])" office:value-type="float" office:value="7657.68395080336" calcext:value-type="float">
            <text:p>7.657,68</text:p>
          </table:table-cell>
          <table:table-cell table:style-name="ce3" table:formula="of:=[.N32]+[.M33]" office:value-type="float" office:value="34811.4522168705" calcext:value-type="float">
            <text:p>34.811,45</text:p>
          </table:table-cell>
          <table:table-cell table:style-name="ce3"/>
          <table:table-cell table:formula="of:=[.P32]+([.P32]*[.$P$2])" office:value-type="float" office:value="4220.4491105833" calcext:value-type="float">
            <text:p>4.220,45</text:p>
          </table:table-cell>
          <table:table-cell table:style-name="ce3" table:formula="of:=[.Q32]+([.Q32]*[.$P$2])" office:value-type="float" office:value="50645.3893269996" calcext:value-type="float">
            <text:p>50.645,39</text:p>
          </table:table-cell>
          <table:table-cell table:style-name="ce3" table:formula="of:=[.Q33]+[.R32]" office:value-type="float" office:value="238899.285104099" calcext:value-type="float">
            <text:p>238.899,29</text:p>
          </table:table-cell>
          <table:table-cell table:style-name="ce3"/>
          <table:table-cell/>
          <table:table-cell table:formula="of:=SUM([.E33];[.I33];[.M33])-[.Q33]" office:value-type="float" office:value="-9101.79467348378" calcext:value-type="float">
            <text:p>-9.101,79</text:p>
          </table:table-cell>
          <table:table-cell table:formula="of:=SUM([.F33];[.J33];[.N33])-[.R33]" office:value-type="float" office:value="-40712.1163979019" calcext:value-type="float">
            <text:p>-40.712,12</text:p>
          </table:table-cell>
          <table:table-cell table:number-columns-repeated="1636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Default"/>
          <table:table-cell table:style-name="ce3" table:formula="of:=[.E33]+([.E33]*[.$E$2])" office:value-type="float" office:value="32115.6289167667" calcext:value-type="float">
            <text:p>32.115,63</text:p>
          </table:table-cell>
          <table:table-cell table:style-name="ce3" table:formula="of:=[.F33]+[.E34]" office:value-type="float" office:value="183491.345406093" calcext:value-type="float">
            <text:p>183.491,35</text:p>
          </table:table-cell>
          <table:table-cell/>
          <table:table-cell table:style-name="Default"/>
          <table:table-cell table:style-name="ce3" table:formula="of:=[.I33]+([.I33]*[.$I$2])" office:value-type="float" office:value="2400" calcext:value-type="float">
            <text:p>2.400,00</text:p>
          </table:table-cell>
          <table:table-cell table:style-name="ce3" table:formula="of:=[.J33]+[.I34]" office:value-type="float" office:value="14400" calcext:value-type="float">
            <text:p>14.400,00</text:p>
          </table:table-cell>
          <table:table-cell/>
          <table:table-cell table:style-name="Default"/>
          <table:table-cell table:style-name="ce3" table:formula="of:=[.M33]+([.M33]*[.$M$2])" office:value-type="float" office:value="8040.56814834353" calcext:value-type="float">
            <text:p>8.040,57</text:p>
          </table:table-cell>
          <table:table-cell table:style-name="ce3" table:formula="of:=[.N33]+[.M34]" office:value-type="float" office:value="42852.0203652141" calcext:value-type="float">
            <text:p>42.852,02</text:p>
          </table:table-cell>
          <table:table-cell table:style-name="ce3"/>
          <table:table-cell table:formula="of:=[.P33]+([.P33]*[.$P$2])" office:value-type="float" office:value="4347.0625839008" calcext:value-type="float">
            <text:p>4.347,06</text:p>
          </table:table-cell>
          <table:table-cell table:style-name="ce3" table:formula="of:=[.Q33]+([.Q33]*[.$P$2])" office:value-type="float" office:value="52164.7510068095" calcext:value-type="float">
            <text:p>52.164,75</text:p>
          </table:table-cell>
          <table:table-cell table:style-name="ce3" table:formula="of:=[.Q34]+[.R33]" office:value-type="float" office:value="291064.036110909" calcext:value-type="float">
            <text:p>291.064,04</text:p>
          </table:table-cell>
          <table:table-cell table:style-name="ce3"/>
          <table:table-cell/>
          <table:table-cell table:formula="of:=SUM([.E34];[.I34];[.M34])-[.Q34]" office:value-type="float" office:value="-9608.55394169927" calcext:value-type="float">
            <text:p>-9.608,55</text:p>
          </table:table-cell>
          <table:table-cell table:formula="of:=SUM([.F34];[.J34];[.N34])-[.R34]" office:value-type="float" office:value="-50320.6703396012" calcext:value-type="float">
            <text:p>-50.320,67</text:p>
          </table:table-cell>
          <table:table-cell table:number-columns-repeated="1636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Default"/>
          <table:table-cell table:style-name="ce3" table:formula="of:=[.E34]+([.E34]*[.$E$2])" office:value-type="float" office:value="32757.941495102" calcext:value-type="float">
            <text:p>32.757,94</text:p>
          </table:table-cell>
          <table:table-cell table:style-name="ce3" table:formula="of:=[.F34]+[.E35]" office:value-type="float" office:value="216249.286901195" calcext:value-type="float">
            <text:p>216.249,29</text:p>
          </table:table-cell>
          <table:table-cell/>
          <table:table-cell table:style-name="Default"/>
          <table:table-cell table:style-name="ce3" table:formula="of:=[.I34]+([.I34]*[.$I$2])" office:value-type="float" office:value="2400" calcext:value-type="float">
            <text:p>2.400,00</text:p>
          </table:table-cell>
          <table:table-cell table:style-name="ce3" table:formula="of:=[.J34]+[.I35]" office:value-type="float" office:value="16800" calcext:value-type="float">
            <text:p>16.800,00</text:p>
          </table:table-cell>
          <table:table-cell/>
          <table:table-cell table:style-name="Default"/>
          <table:table-cell table:style-name="ce3" table:formula="of:=[.M34]+([.M34]*[.$M$2])" office:value-type="float" office:value="8442.5965557607" calcext:value-type="float">
            <text:p>8.442,60</text:p>
          </table:table-cell>
          <table:table-cell table:style-name="ce3" table:formula="of:=[.N34]+[.M35]" office:value-type="float" office:value="51294.6169209748" calcext:value-type="float">
            <text:p>51.294,62</text:p>
          </table:table-cell>
          <table:table-cell table:style-name="ce3"/>
          <table:table-cell table:formula="of:=[.P34]+([.P34]*[.$P$2])" office:value-type="float" office:value="4477.47446141782" calcext:value-type="float">
            <text:p>4.477,47</text:p>
          </table:table-cell>
          <table:table-cell table:style-name="ce3" table:formula="of:=[.Q34]+([.Q34]*[.$P$2])" office:value-type="float" office:value="53729.6935370138" calcext:value-type="float">
            <text:p>53.729,69</text:p>
          </table:table-cell>
          <table:table-cell table:style-name="ce3" table:formula="of:=[.Q35]+[.R34]" office:value-type="float" office:value="344793.729647922" calcext:value-type="float">
            <text:p>344.793,73</text:p>
          </table:table-cell>
          <table:table-cell table:style-name="ce3"/>
          <table:table-cell/>
          <table:table-cell table:formula="of:=SUM([.E35];[.I35];[.M35])-[.Q35]" office:value-type="float" office:value="-10129.1554861511" calcext:value-type="float">
            <text:p>-10.129,16</text:p>
          </table:table-cell>
          <table:table-cell table:formula="of:=SUM([.F35];[.J35];[.N35])-[.R35]" office:value-type="float" office:value="-60449.8258257523" calcext:value-type="float">
            <text:p>-60.449,83</text:p>
          </table:table-cell>
          <table:table-cell table:number-columns-repeated="1636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Default"/>
          <table:table-cell table:style-name="ce3" table:formula="of:=[.E35]+([.E35]*[.$E$2])" office:value-type="float" office:value="33413.1003250041" calcext:value-type="float">
            <text:p>33.413,10</text:p>
          </table:table-cell>
          <table:table-cell table:style-name="ce3" table:formula="of:=[.F35]+[.E36]" office:value-type="float" office:value="249662.387226199" calcext:value-type="float">
            <text:p>249.662,39</text:p>
          </table:table-cell>
          <table:table-cell/>
          <table:table-cell table:style-name="Default"/>
          <table:table-cell table:style-name="ce3" table:formula="of:=[.I35]+([.I35]*[.$I$2])" office:value-type="float" office:value="2400" calcext:value-type="float">
            <text:p>2.400,00</text:p>
          </table:table-cell>
          <table:table-cell table:style-name="ce3" table:formula="of:=[.J35]+[.I36]" office:value-type="float" office:value="19200" calcext:value-type="float">
            <text:p>19.200,00</text:p>
          </table:table-cell>
          <table:table-cell/>
          <table:table-cell table:style-name="Default"/>
          <table:table-cell table:style-name="ce3" table:formula="of:=[.M35]+([.M35]*[.$M$2])" office:value-type="float" office:value="8864.72638354874" calcext:value-type="float">
            <text:p>8.864,73</text:p>
          </table:table-cell>
          <table:table-cell table:style-name="ce3" table:formula="of:=[.N35]+[.M36]" office:value-type="float" office:value="60159.3433045235" calcext:value-type="float">
            <text:p>60.159,34</text:p>
          </table:table-cell>
          <table:table-cell table:style-name="ce3"/>
          <table:table-cell table:formula="of:=[.P35]+([.P35]*[.$P$2])" office:value-type="float" office:value="4611.79869526035" calcext:value-type="float">
            <text:p>4.611,80</text:p>
          </table:table-cell>
          <table:table-cell table:style-name="ce3" table:formula="of:=[.Q35]+([.Q35]*[.$P$2])" office:value-type="float" office:value="55341.5843431243" calcext:value-type="float">
            <text:p>55.341,58</text:p>
          </table:table-cell>
          <table:table-cell table:style-name="ce3" table:formula="of:=[.Q36]+[.R35]" office:value-type="float" office:value="400135.313991047" calcext:value-type="float">
            <text:p>400.135,31</text:p>
          </table:table-cell>
          <table:table-cell table:style-name="ce3"/>
          <table:table-cell/>
          <table:table-cell table:formula="of:=SUM([.E36];[.I36];[.M36])-[.Q36]" office:value-type="float" office:value="-10663.7576345715" calcext:value-type="float">
            <text:p>-10.663,76</text:p>
          </table:table-cell>
          <table:table-cell table:formula="of:=SUM([.F36];[.J36];[.N36])-[.R36]" office:value-type="float" office:value="-71113.5834603238" calcext:value-type="float">
            <text:p>-71.113,58</text:p>
          </table:table-cell>
          <table:table-cell table:number-columns-repeated="1636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Default"/>
          <table:table-cell table:style-name="ce3" table:formula="of:=[.E36]+([.E36]*[.$E$2])" office:value-type="float" office:value="34081.3623315042" calcext:value-type="float">
            <text:p>34.081,36</text:p>
          </table:table-cell>
          <table:table-cell table:style-name="ce3" table:formula="of:=[.F36]+[.E37]" office:value-type="float" office:value="283743.749557704" calcext:value-type="float">
            <text:p>283.743,75</text:p>
          </table:table-cell>
          <table:table-cell/>
          <table:table-cell table:style-name="Default"/>
          <table:table-cell table:style-name="ce3" table:formula="of:=[.I36]+([.I36]*[.$I$2])" office:value-type="float" office:value="2400" calcext:value-type="float">
            <text:p>2.400,00</text:p>
          </table:table-cell>
          <table:table-cell table:style-name="ce3" table:formula="of:=[.J36]+[.I37]" office:value-type="float" office:value="21600" calcext:value-type="float">
            <text:p>21.600,00</text:p>
          </table:table-cell>
          <table:table-cell/>
          <table:table-cell table:style-name="Default"/>
          <table:table-cell table:style-name="ce3" table:formula="of:=[.M36]+([.M36]*[.$M$2])" office:value-type="float" office:value="9307.96270272618" calcext:value-type="float">
            <text:p>9.307,96</text:p>
          </table:table-cell>
          <table:table-cell table:style-name="ce3" table:formula="of:=[.N36]+[.M37]" office:value-type="float" office:value="69467.3060072497" calcext:value-type="float">
            <text:p>69.467,31</text:p>
          </table:table-cell>
          <table:table-cell table:style-name="ce3"/>
          <table:table-cell table:formula="of:=[.P36]+([.P36]*[.$P$2])" office:value-type="float" office:value="4750.15265611816" calcext:value-type="float">
            <text:p>4.750,15</text:p>
          </table:table-cell>
          <table:table-cell table:style-name="ce3" table:formula="of:=[.Q36]+([.Q36]*[.$P$2])" office:value-type="float" office:value="57001.831873418" calcext:value-type="float">
            <text:p>57.001,83</text:p>
          </table:table-cell>
          <table:table-cell table:style-name="ce3" table:formula="of:=[.Q37]+[.R36]" office:value-type="float" office:value="457137.145864465" calcext:value-type="float">
            <text:p>457.137,15</text:p>
          </table:table-cell>
          <table:table-cell table:style-name="ce3"/>
          <table:table-cell/>
          <table:table-cell table:formula="of:=SUM([.E37];[.I37];[.M37])-[.Q37]" office:value-type="float" office:value="-11212.5068391877" calcext:value-type="float">
            <text:p>-11.212,51</text:p>
          </table:table-cell>
          <table:table-cell table:formula="of:=SUM([.F37];[.J37];[.N37])-[.R37]" office:value-type="float" office:value="-82326.0902995114" calcext:value-type="float">
            <text:p>-82.326,09</text:p>
          </table:table-cell>
          <table:table-cell table:number-columns-repeated="1636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Default"/>
          <table:table-cell table:style-name="ce3" table:formula="of:=[.E37]+([.E37]*[.$E$2])" office:value-type="float" office:value="34762.9895781342" calcext:value-type="float">
            <text:p>34.762,99</text:p>
          </table:table-cell>
          <table:table-cell table:style-name="ce3" table:formula="of:=[.F37]+[.E38]" office:value-type="float" office:value="318506.739135838" calcext:value-type="float">
            <text:p>318.506,74</text:p>
          </table:table-cell>
          <table:table-cell/>
          <table:table-cell table:style-name="Default"/>
          <table:table-cell table:style-name="ce3" table:formula="of:=[.I37]+([.I37]*[.$I$2])" office:value-type="float" office:value="2400" calcext:value-type="float">
            <text:p>2.400,00</text:p>
          </table:table-cell>
          <table:table-cell table:style-name="ce3" table:formula="of:=[.J37]+[.I38]" office:value-type="float" office:value="24000" calcext:value-type="float">
            <text:p>24.000,00</text:p>
          </table:table-cell>
          <table:table-cell/>
          <table:table-cell table:style-name="Default"/>
          <table:table-cell table:style-name="ce3" table:formula="of:=[.M37]+([.M37]*[.$M$2])" office:value-type="float" office:value="9773.36083786249" calcext:value-type="float">
            <text:p>9.773,36</text:p>
          </table:table-cell>
          <table:table-cell table:style-name="ce3" table:formula="of:=[.N37]+[.M38]" office:value-type="float" office:value="79240.6668451122" calcext:value-type="float">
            <text:p>79.240,67</text:p>
          </table:table-cell>
          <table:table-cell table:style-name="ce3"/>
          <table:table-cell table:formula="of:=[.P37]+([.P37]*[.$P$2])" office:value-type="float" office:value="4892.65723580171" calcext:value-type="float">
            <text:p>4.892,66</text:p>
          </table:table-cell>
          <table:table-cell table:style-name="ce3" table:formula="of:=[.Q37]+([.Q37]*[.$P$2])" office:value-type="float" office:value="58711.8868296205" calcext:value-type="float">
            <text:p>58.711,89</text:p>
          </table:table-cell>
          <table:table-cell table:style-name="ce3" table:formula="of:=[.Q38]+[.R37]" office:value-type="float" office:value="515849.032694085" calcext:value-type="float">
            <text:p>515.849,03</text:p>
          </table:table-cell>
          <table:table-cell table:style-name="ce3"/>
          <table:table-cell/>
          <table:table-cell table:formula="of:=SUM([.E38];[.I38];[.M38])-[.Q38]" office:value-type="float" office:value="-11775.5364136238" calcext:value-type="float">
            <text:p>-11.775,54</text:p>
          </table:table-cell>
          <table:table-cell table:formula="of:=SUM([.F38];[.J38];[.N38])-[.R38]" office:value-type="float" office:value="-94101.6267131352" calcext:value-type="float">
            <text:p>-94.101,63</text:p>
          </table:table-cell>
          <table:table-cell table:number-columns-repeated="1636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Default"/>
          <table:table-cell table:style-name="ce3" table:formula="of:=[.E38]+([.E38]*[.$E$2])" office:value-type="float" office:value="35458.2493696969" calcext:value-type="float">
            <text:p>35.458,25</text:p>
          </table:table-cell>
          <table:table-cell table:style-name="ce3" table:formula="of:=[.F38]+[.E39]" office:value-type="float" office:value="353964.988505535" calcext:value-type="float">
            <text:p>353.964,99</text:p>
          </table:table-cell>
          <table:table-cell/>
          <table:table-cell table:style-name="Default"/>
          <table:table-cell table:style-name="ce3" table:formula="of:=[.I38]+([.I38]*[.$I$2])" office:value-type="float" office:value="2400" calcext:value-type="float">
            <text:p>2.400,00</text:p>
          </table:table-cell>
          <table:table-cell table:style-name="ce3" table:formula="of:=[.J38]+[.I39]" office:value-type="float" office:value="26400" calcext:value-type="float">
            <text:p>26.400,00</text:p>
          </table:table-cell>
          <table:table-cell/>
          <table:table-cell table:style-name="Default"/>
          <table:table-cell table:style-name="ce3" table:formula="of:=[.M38]+([.M38]*[.$M$2])" office:value-type="float" office:value="10262.0288797556" calcext:value-type="float">
            <text:p>10.262,03</text:p>
          </table:table-cell>
          <table:table-cell table:style-name="ce3" table:formula="of:=[.N38]+[.M39]" office:value-type="float" office:value="89502.6957248678" calcext:value-type="float">
            <text:p>89.502,70</text:p>
          </table:table-cell>
          <table:table-cell table:style-name="ce3"/>
          <table:table-cell table:formula="of:=[.P38]+([.P38]*[.$P$2])" office:value-type="float" office:value="5039.43695287576" calcext:value-type="float">
            <text:p>5.039,44</text:p>
          </table:table-cell>
          <table:table-cell table:style-name="ce3" table:formula="of:=[.Q38]+([.Q38]*[.$P$2])" office:value-type="float" office:value="60473.2434345091" calcext:value-type="float">
            <text:p>60.473,24</text:p>
          </table:table-cell>
          <table:table-cell table:style-name="ce3" table:formula="of:=[.Q39]+[.R38]" office:value-type="float" office:value="576322.276128594" calcext:value-type="float">
            <text:p>576.322,28</text:p>
          </table:table-cell>
          <table:table-cell table:style-name="ce3"/>
          <table:table-cell/>
          <table:table-cell table:formula="of:=SUM([.E39];[.I39];[.M39])-[.Q39]" office:value-type="float" office:value="-12352.9651850566" calcext:value-type="float">
            <text:p>-12.352,97</text:p>
          </table:table-cell>
          <table:table-cell table:formula="of:=SUM([.F39];[.J39];[.N39])-[.R39]" office:value-type="float" office:value="-106454.591898192" calcext:value-type="float">
            <text:p>-106.454,59</text:p>
          </table:table-cell>
          <table:table-cell table:number-columns-repeated="1636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Default"/>
          <table:table-cell table:style-name="ce3" table:formula="of:=[.E39]+([.E39]*[.$E$2])" office:value-type="float" office:value="36167.4143570909" calcext:value-type="float">
            <text:p>36.167,41</text:p>
          </table:table-cell>
          <table:table-cell table:style-name="ce3" table:formula="of:=[.F39]+[.E40]" office:value-type="float" office:value="390132.402862626" calcext:value-type="float">
            <text:p>390.132,40</text:p>
          </table:table-cell>
          <table:table-cell/>
          <table:table-cell table:style-name="Default"/>
          <table:table-cell table:style-name="ce3" table:formula="of:=[.I39]+([.I39]*[.$I$2])" office:value-type="float" office:value="2400" calcext:value-type="float">
            <text:p>2.400,00</text:p>
          </table:table-cell>
          <table:table-cell table:style-name="ce3" table:formula="of:=[.J39]+[.I40]" office:value-type="float" office:value="28800" calcext:value-type="float">
            <text:p>28.800,00</text:p>
          </table:table-cell>
          <table:table-cell/>
          <table:table-cell table:style-name="Default"/>
          <table:table-cell table:style-name="ce3" table:formula="of:=[.M39]+([.M39]*[.$M$2])" office:value-type="float" office:value="10775.1303237434" calcext:value-type="float">
            <text:p>10.775,13</text:p>
          </table:table-cell>
          <table:table-cell table:style-name="ce3" table:formula="of:=[.N39]+[.M40]" office:value-type="float" office:value="100277.826048611" calcext:value-type="float">
            <text:p>100.277,83</text:p>
          </table:table-cell>
          <table:table-cell table:style-name="ce3"/>
          <table:table-cell table:formula="of:=[.P39]+([.P39]*[.$P$2])" office:value-type="float" office:value="5190.62006146203" calcext:value-type="float">
            <text:p>5.190,62</text:p>
          </table:table-cell>
          <table:table-cell table:style-name="ce3" table:formula="of:=[.Q39]+([.Q39]*[.$P$2])" office:value-type="float" office:value="62287.4407375444" calcext:value-type="float">
            <text:p>62.287,44</text:p>
          </table:table-cell>
          <table:table-cell table:style-name="ce3" table:formula="of:=[.Q40]+[.R39]" office:value-type="float" office:value="638609.716866139" calcext:value-type="float">
            <text:p>638.609,72</text:p>
          </table:table-cell>
          <table:table-cell table:style-name="ce3"/>
          <table:table-cell/>
          <table:table-cell table:formula="of:=SUM([.E40];[.I40];[.M40])-[.Q40]" office:value-type="float" office:value="-12944.8960567101" calcext:value-type="float">
            <text:p>-12.944,90</text:p>
          </table:table-cell>
          <table:table-cell table:formula="of:=SUM([.F40];[.J40];[.N40])-[.R40]" office:value-type="float" office:value="-119399.487954902" calcext:value-type="float">
            <text:p>-119.399,49</text:p>
          </table:table-cell>
          <table:table-cell table:number-columns-repeated="1636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60" calcext:value-type="float">
            <text:p>2060</text:p>
          </table:table-cell>
          <table:table-cell table:number-columns-repeated="2"/>
          <table:table-cell table:style-name="ce3" table:formula="of:=[.E40]+([.E40]*[.$E$2])" office:value-type="float" office:value="36890.7626442327" calcext:value-type="float">
            <text:p>36.890,76</text:p>
          </table:table-cell>
          <table:table-cell table:style-name="ce3" table:formula="of:=[.F40]+[.E41]" office:value-type="float" office:value="427023.165506858" calcext:value-type="float">
            <text:p>427.023,17</text:p>
          </table:table-cell>
          <table:table-cell/>
          <table:table-cell table:style-name="Default"/>
          <table:table-cell table:style-name="ce3" table:formula="of:=[.I40]+([.I40]*[.$I$2])" office:value-type="float" office:value="2400" calcext:value-type="float">
            <text:p>2.400,00</text:p>
          </table:table-cell>
          <table:table-cell table:style-name="ce3" table:formula="of:=[.J40]+[.I41]" office:value-type="float" office:value="31200" calcext:value-type="float">
            <text:p>31.200,00</text:p>
          </table:table-cell>
          <table:table-cell/>
          <table:table-cell table:style-name="Default"/>
          <table:table-cell table:style-name="ce3" table:formula="of:=[.M40]+([.M40]*[.$M$2])" office:value-type="float" office:value="11313.8868399306" calcext:value-type="float">
            <text:p>11.313,89</text:p>
          </table:table-cell>
          <table:table-cell table:style-name="ce3" table:formula="of:=[.N40]+[.M41]" office:value-type="float" office:value="111591.712888542" calcext:value-type="float">
            <text:p>111.591,71</text:p>
          </table:table-cell>
          <table:table-cell table:style-name="ce3"/>
          <table:table-cell table:formula="of:=[.P40]+([.P40]*[.$P$2])" office:value-type="float" office:value="5346.33866330589" calcext:value-type="float">
            <text:p>5.346,34</text:p>
          </table:table-cell>
          <table:table-cell table:style-name="ce3" table:formula="of:=[.Q40]+([.Q40]*[.$P$2])" office:value-type="float" office:value="64156.0639596707" calcext:value-type="float">
            <text:p>64.156,06</text:p>
          </table:table-cell>
          <table:table-cell table:style-name="ce3" table:formula="of:=[.Q41]+[.R40]" office:value-type="float" office:value="702765.78082581" calcext:value-type="float">
            <text:p>702.765,78</text:p>
          </table:table-cell>
          <table:table-cell table:style-name="ce3"/>
          <table:table-cell/>
          <table:table-cell table:formula="of:=SUM([.E41];[.I41];[.M41])-[.Q41]" office:value-type="float" office:value="-13551.4144755075" calcext:value-type="float">
            <text:p>-13.551,41</text:p>
          </table:table-cell>
          <table:table-cell table:formula="of:=SUM([.F41];[.J41];[.N41])-[.R41]" office:value-type="float" office:value="-132950.902430409" calcext:value-type="float">
            <text:p>-132.950,90</text:p>
          </table:table-cell>
          <table:table-cell table:number-columns-repeated="1636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61" calcext:value-type="float">
            <text:p>2061</text:p>
          </table:table-cell>
          <table:table-cell table:number-columns-repeated="2"/>
          <table:table-cell table:style-name="ce3" table:formula="of:=[.E41]+([.E41]*[.$E$2])" office:value-type="float" office:value="37628.5778971173" calcext:value-type="float">
            <text:p>37.628,58</text:p>
          </table:table-cell>
          <table:table-cell table:style-name="ce3" table:formula="of:=[.F41]+[.E42]" office:value-type="float" office:value="464651.743403976" calcext:value-type="float">
            <text:p>464.651,74</text:p>
          </table:table-cell>
          <table:table-cell/>
          <table:table-cell table:style-name="Default"/>
          <table:table-cell table:style-name="ce3" table:formula="of:=[.I41]+([.I41]*[.$I$2])" office:value-type="float" office:value="2400" calcext:value-type="float">
            <text:p>2.400,00</text:p>
          </table:table-cell>
          <table:table-cell table:style-name="ce3" table:formula="of:=[.J41]+[.I42]" office:value-type="float" office:value="33600" calcext:value-type="float">
            <text:p>33.600,00</text:p>
          </table:table-cell>
          <table:table-cell/>
          <table:table-cell table:style-name="Default"/>
          <table:table-cell table:style-name="ce3" table:formula="of:=[.M41]+([.M41]*[.$M$2])" office:value-type="float" office:value="11879.5811819271" calcext:value-type="float">
            <text:p>11.879,58</text:p>
          </table:table-cell>
          <table:table-cell table:style-name="ce3" table:formula="of:=[.N41]+[.M42]" office:value-type="float" office:value="123471.294070469" calcext:value-type="float">
            <text:p>123.471,29</text:p>
          </table:table-cell>
          <table:table-cell table:style-name="ce3"/>
          <table:table-cell table:formula="of:=[.P41]+([.P41]*[.$P$2])" office:value-type="float" office:value="5506.72882320507" calcext:value-type="float">
            <text:p>5.506,73</text:p>
          </table:table-cell>
          <table:table-cell table:style-name="ce3" table:formula="of:=[.Q41]+([.Q41]*[.$P$2])" office:value-type="float" office:value="66080.7458784609" calcext:value-type="float">
            <text:p>66.080,75</text:p>
          </table:table-cell>
          <table:table-cell table:style-name="ce3" table:formula="of:=[.Q42]+[.R41]" office:value-type="float" office:value="768846.52670427" calcext:value-type="float">
            <text:p>768.846,53</text:p>
          </table:table-cell>
          <table:table-cell table:style-name="ce3"/>
          <table:table-cell/>
          <table:table-cell table:formula="of:=SUM([.E42];[.I42];[.M42])-[.Q42]" office:value-type="float" office:value="-14172.5867994164" calcext:value-type="float">
            <text:p>-14.172,59</text:p>
          </table:table-cell>
          <table:table-cell table:formula="of:=SUM([.F42];[.J42];[.N42])-[.R42]" office:value-type="float" office:value="-147123.489229826" calcext:value-type="float">
            <text:p>-147.123,49</text:p>
          </table:table-cell>
          <table:table-cell table:number-columns-repeated="1636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2" calcext:value-type="float">
            <text:p>2062</text:p>
          </table:table-cell>
          <table:table-cell table:number-columns-repeated="2"/>
          <table:table-cell table:style-name="ce3" table:formula="of:=[.E42]+([.E42]*[.$E$2])" office:value-type="float" office:value="38381.1494550597" calcext:value-type="float">
            <text:p>38.381,15</text:p>
          </table:table-cell>
          <table:table-cell table:style-name="ce3" table:formula="of:=[.F42]+[.E43]" office:value-type="float" office:value="503032.892859035" calcext:value-type="float">
            <text:p>503.032,89</text:p>
          </table:table-cell>
          <table:table-cell/>
          <table:table-cell table:style-name="Default"/>
          <table:table-cell table:style-name="ce3" table:formula="of:=[.I42]+([.I42]*[.$I$2])" office:value-type="float" office:value="2400" calcext:value-type="float">
            <text:p>2.400,00</text:p>
          </table:table-cell>
          <table:table-cell table:style-name="ce3" table:formula="of:=[.J42]+[.I43]" office:value-type="float" office:value="36000" calcext:value-type="float">
            <text:p>36.000,00</text:p>
          </table:table-cell>
          <table:table-cell/>
          <table:table-cell table:style-name="Default"/>
          <table:table-cell table:style-name="ce3" table:formula="of:=[.M42]+([.M42]*[.$M$2])" office:value-type="float" office:value="12473.5602410234" calcext:value-type="float">
            <text:p>12.473,56</text:p>
          </table:table-cell>
          <table:table-cell table:style-name="ce3" table:formula="of:=[.N42]+[.M43]" office:value-type="float" office:value="135944.854311492" calcext:value-type="float">
            <text:p>135.944,85</text:p>
          </table:table-cell>
          <table:table-cell table:style-name="ce3"/>
          <table:table-cell table:formula="of:=[.P42]+([.P42]*[.$P$2])" office:value-type="float" office:value="5671.93068790122" calcext:value-type="float">
            <text:p>5.671,93</text:p>
          </table:table-cell>
          <table:table-cell table:style-name="ce3" table:formula="of:=[.Q42]+([.Q42]*[.$P$2])" office:value-type="float" office:value="68063.1682548147" calcext:value-type="float">
            <text:p>68.063,17</text:p>
          </table:table-cell>
          <table:table-cell table:style-name="ce3" table:formula="of:=[.Q43]+[.R42]" office:value-type="float" office:value="836909.694959085" calcext:value-type="float">
            <text:p>836.909,69</text:p>
          </table:table-cell>
          <table:table-cell table:style-name="ce3"/>
          <table:table-cell/>
          <table:table-cell table:formula="of:=SUM([.E43];[.I43];[.M43])-[.Q43]" office:value-type="float" office:value="-14808.4585587316" calcext:value-type="float">
            <text:p>-14.808,46</text:p>
          </table:table-cell>
          <table:table-cell table:formula="of:=SUM([.F43];[.J43];[.N43])-[.R43]" office:value-type="float" office:value="-161931.947788557" calcext:value-type="float">
            <text:p>-161.931,95</text:p>
          </table:table-cell>
          <table:table-cell table:number-columns-repeated="1636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63" calcext:value-type="float">
            <text:p>2063</text:p>
          </table:table-cell>
          <table:table-cell table:number-columns-repeated="2"/>
          <table:table-cell table:style-name="ce3" table:formula="of:=[.E43]+([.E43]*[.$E$2])" office:value-type="float" office:value="39148.7724441609" calcext:value-type="float">
            <text:p>39.148,77</text:p>
          </table:table-cell>
          <table:table-cell table:style-name="ce3" table:formula="of:=[.F43]+[.E44]" office:value-type="float" office:value="542181.665303196" calcext:value-type="float">
            <text:p>542.181,67</text:p>
          </table:table-cell>
          <table:table-cell/>
          <table:table-cell table:style-name="Default"/>
          <table:table-cell table:style-name="ce3" table:formula="of:=[.I43]+([.I43]*[.$I$2])" office:value-type="float" office:value="2400" calcext:value-type="float">
            <text:p>2.400,00</text:p>
          </table:table-cell>
          <table:table-cell table:style-name="ce3" table:formula="of:=[.J43]+[.I44]" office:value-type="float" office:value="38400" calcext:value-type="float">
            <text:p>38.400,00</text:p>
          </table:table-cell>
          <table:table-cell/>
          <table:table-cell table:style-name="Default"/>
          <table:table-cell table:style-name="ce3" table:formula="of:=[.M43]+([.M43]*[.$M$2])" office:value-type="float" office:value="13097.2382530746" calcext:value-type="float">
            <text:p>13.097,24</text:p>
          </table:table-cell>
          <table:table-cell table:style-name="ce3" table:formula="of:=[.N43]+[.M44]" office:value-type="float" office:value="149042.092564567" calcext:value-type="float">
            <text:p>149.042,09</text:p>
          </table:table-cell>
          <table:table-cell table:style-name="ce3"/>
          <table:table-cell table:formula="of:=[.P43]+([.P43]*[.$P$2])" office:value-type="float" office:value="5842.08860853826" calcext:value-type="float">
            <text:p>5.842,09</text:p>
          </table:table-cell>
          <table:table-cell table:style-name="ce3" table:formula="of:=[.Q43]+([.Q43]*[.$P$2])" office:value-type="float" office:value="70105.0633024591" calcext:value-type="float">
            <text:p>70.105,06</text:p>
          </table:table-cell>
          <table:table-cell table:style-name="ce3" table:formula="of:=[.Q44]+[.R43]" office:value-type="float" office:value="907014.758261544" calcext:value-type="float">
            <text:p>907.014,76</text:p>
          </table:table-cell>
          <table:table-cell table:style-name="ce3"/>
          <table:table-cell/>
          <table:table-cell table:formula="of:=SUM([.E44];[.I44];[.M44])-[.Q44]" office:value-type="float" office:value="-15459.0526052236" calcext:value-type="float">
            <text:p>-15.459,05</text:p>
          </table:table-cell>
          <table:table-cell table:formula="of:=SUM([.F44];[.J44];[.N44])-[.R44]" office:value-type="float" office:value="-177391.000393781" calcext:value-type="float">
            <text:p>-177.391,00</text:p>
          </table:table-cell>
          <table:table-cell table:number-columns-repeated="1636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64" calcext:value-type="float">
            <text:p>2064</text:p>
          </table:table-cell>
          <table:table-cell table:number-columns-repeated="2"/>
          <table:table-cell table:style-name="ce3" table:formula="of:=[.E44]+([.E44]*[.$E$2])" office:value-type="float" office:value="39931.7478930441" calcext:value-type="float">
            <text:p>39.931,75</text:p>
          </table:table-cell>
          <table:table-cell table:style-name="ce3" table:formula="of:=[.F44]+[.E45]" office:value-type="float" office:value="582113.41319624" calcext:value-type="float">
            <text:p>582.113,41</text:p>
          </table:table-cell>
          <table:table-cell/>
          <table:table-cell table:style-name="Default"/>
          <table:table-cell table:style-name="ce3" table:formula="of:=[.I44]+([.I44]*[.$I$2])" office:value-type="float" office:value="2400" calcext:value-type="float">
            <text:p>2.400,00</text:p>
          </table:table-cell>
          <table:table-cell table:style-name="ce3" table:formula="of:=[.J44]+[.I45]" office:value-type="float" office:value="40800" calcext:value-type="float">
            <text:p>40.800,00</text:p>
          </table:table-cell>
          <table:table-cell/>
          <table:table-cell table:style-name="Default"/>
          <table:table-cell table:style-name="ce3" table:formula="of:=[.M44]+([.M44]*[.$M$2])" office:value-type="float" office:value="13752.1001657283" calcext:value-type="float">
            <text:p>13.752,10</text:p>
          </table:table-cell>
          <table:table-cell table:style-name="ce3" table:formula="of:=[.N44]+[.M45]" office:value-type="float" office:value="162794.192730295" calcext:value-type="float">
            <text:p>162.794,19</text:p>
          </table:table-cell>
          <table:table-cell table:style-name="ce3"/>
          <table:table-cell table:formula="of:=[.P44]+([.P44]*[.$P$2])" office:value-type="float" office:value="6017.35126679441" calcext:value-type="float">
            <text:p>6.017,35</text:p>
          </table:table-cell>
          <table:table-cell table:style-name="ce3" table:formula="of:=[.Q44]+([.Q44]*[.$P$2])" office:value-type="float" office:value="72208.2152015329" calcext:value-type="float">
            <text:p>72.208,22</text:p>
          </table:table-cell>
          <table:table-cell table:style-name="ce3" table:formula="of:=[.Q45]+[.R44]" office:value-type="float" office:value="979222.973463077" calcext:value-type="float">
            <text:p>979.222,97</text:p>
          </table:table-cell>
          <table:table-cell table:style-name="ce3"/>
          <table:table-cell/>
          <table:table-cell table:formula="of:=SUM([.E45];[.I45];[.M45])-[.Q45]" office:value-type="float" office:value="-16124.3671427605" calcext:value-type="float">
            <text:p>-16.124,37</text:p>
          </table:table-cell>
          <table:table-cell table:formula="of:=SUM([.F45];[.J45];[.N45])-[.R45]" office:value-type="float" office:value="-193515.367536542" calcext:value-type="float">
            <text:p>-193.515,37</text:p>
          </table:table-cell>
          <table:table-cell table:number-columns-repeated="1636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65" calcext:value-type="float">
            <text:p>2065</text:p>
          </table:table-cell>
          <table:table-cell table:number-columns-repeated="2"/>
          <table:table-cell table:style-name="ce3" table:formula="of:=[.E45]+([.E45]*[.$E$2])" office:value-type="float" office:value="40730.382850905" calcext:value-type="float">
            <text:p>40.730,38</text:p>
          </table:table-cell>
          <table:table-cell table:style-name="ce3" table:formula="of:=[.F45]+[.E46]" office:value-type="float" office:value="622843.796047145" calcext:value-type="float">
            <text:p>622.843,80</text:p>
          </table:table-cell>
          <table:table-cell/>
          <table:table-cell table:style-name="Default"/>
          <table:table-cell table:style-name="ce3" table:formula="of:=[.I45]+([.I45]*[.$I$2])" office:value-type="float" office:value="2400" calcext:value-type="float">
            <text:p>2.400,00</text:p>
          </table:table-cell>
          <table:table-cell table:style-name="ce3" table:formula="of:=[.J45]+[.I46]" office:value-type="float" office:value="43200" calcext:value-type="float">
            <text:p>43.200,00</text:p>
          </table:table-cell>
          <table:table-cell/>
          <table:table-cell table:style-name="Default"/>
          <table:table-cell table:style-name="ce3" table:formula="of:=[.M45]+([.M45]*[.$M$2])" office:value-type="float" office:value="14439.7051740148" calcext:value-type="float">
            <text:p>14.439,71</text:p>
          </table:table-cell>
          <table:table-cell table:style-name="ce3" table:formula="of:=[.N45]+[.M46]" office:value-type="float" office:value="177233.89790431" calcext:value-type="float">
            <text:p>177.233,90</text:p>
          </table:table-cell>
          <table:table-cell table:style-name="ce3"/>
          <table:table-cell table:formula="of:=[.P45]+([.P45]*[.$P$2])" office:value-type="float" office:value="6197.87180479824" calcext:value-type="float">
            <text:p>6.197,87</text:p>
          </table:table-cell>
          <table:table-cell table:style-name="ce3" table:formula="of:=[.Q45]+([.Q45]*[.$P$2])" office:value-type="float" office:value="74374.4616575789" calcext:value-type="float">
            <text:p>74.374,46</text:p>
          </table:table-cell>
          <table:table-cell table:style-name="ce3" table:formula="of:=[.Q46]+[.R45]" office:value-type="float" office:value="1053597.43512066" calcext:value-type="float">
            <text:p>1.053.597,44</text:p>
          </table:table-cell>
          <table:table-cell table:style-name="ce3"/>
          <table:table-cell/>
          <table:table-cell table:formula="of:=SUM([.E46];[.I46];[.M46])-[.Q46]" office:value-type="float" office:value="-16804.3736326592" calcext:value-type="float">
            <text:p>-16.804,37</text:p>
          </table:table-cell>
          <table:table-cell table:formula="of:=SUM([.F46];[.J46];[.N46])-[.R46]" office:value-type="float" office:value="-210319.741169201" calcext:value-type="float">
            <text:p>-210.319,74</text:p>
          </table:table-cell>
          <table:table-cell table:number-columns-repeated="1636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66" calcext:value-type="float">
            <text:p>2066</text:p>
          </table:table-cell>
          <table:table-cell table:number-columns-repeated="2"/>
          <table:table-cell table:style-name="ce3" table:formula="of:=[.E46]+([.E46]*[.$E$2])" office:value-type="float" office:value="41544.9905079231" calcext:value-type="float">
            <text:p>41.544,99</text:p>
          </table:table-cell>
          <table:table-cell table:style-name="ce3" table:formula="of:=[.F46]+[.E47]" office:value-type="float" office:value="664388.786555068" calcext:value-type="float">
            <text:p>664.388,79</text:p>
          </table:table-cell>
          <table:table-cell/>
          <table:table-cell table:style-name="Default"/>
          <table:table-cell table:style-name="ce3" table:formula="of:=[.I46]+([.I46]*[.$I$2])" office:value-type="float" office:value="2400" calcext:value-type="float">
            <text:p>2.400,00</text:p>
          </table:table-cell>
          <table:table-cell table:style-name="ce3" table:formula="of:=[.J46]+[.I47]" office:value-type="float" office:value="45600" calcext:value-type="float">
            <text:p>45.600,00</text:p>
          </table:table-cell>
          <table:table-cell/>
          <table:table-cell table:style-name="Default"/>
          <table:table-cell table:style-name="ce3" table:formula="of:=[.M46]+([.M46]*[.$M$2])" office:value-type="float" office:value="15161.6904327155" calcext:value-type="float">
            <text:p>15.161,69</text:p>
          </table:table-cell>
          <table:table-cell table:style-name="ce3" table:formula="of:=[.N46]+[.M47]" office:value-type="float" office:value="192395.588337025" calcext:value-type="float">
            <text:p>192.395,59</text:p>
          </table:table-cell>
          <table:table-cell table:style-name="ce3"/>
          <table:table-cell table:formula="of:=[.P46]+([.P46]*[.$P$2])" office:value-type="float" office:value="6383.80795894219" calcext:value-type="float">
            <text:p>6.383,81</text:p>
          </table:table-cell>
          <table:table-cell table:style-name="ce3" table:formula="of:=[.Q46]+([.Q46]*[.$P$2])" office:value-type="float" office:value="76605.6955073063" calcext:value-type="float">
            <text:p>76.605,70</text:p>
          </table:table-cell>
          <table:table-cell table:style-name="ce3" table:formula="of:=[.Q47]+[.R46]" office:value-type="float" office:value="1130203.13062796" calcext:value-type="float">
            <text:p>1.130.203,13</text:p>
          </table:table-cell>
          <table:table-cell table:style-name="ce3"/>
          <table:table-cell/>
          <table:table-cell table:formula="of:=SUM([.E47];[.I47];[.M47])-[.Q47]" office:value-type="float" office:value="-17499.0145666677" calcext:value-type="float">
            <text:p>-17.499,01</text:p>
          </table:table-cell>
          <table:table-cell table:formula="of:=SUM([.F47];[.J47];[.N47])-[.R47]" office:value-type="float" office:value="-227818.755735868" calcext:value-type="float">
            <text:p>-227.818,76</text:p>
          </table:table-cell>
          <table:table-cell table:number-columns-repeated="1636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67" calcext:value-type="float">
            <text:p>2067</text:p>
          </table:table-cell>
          <table:table-cell table:number-columns-repeated="2"/>
          <table:table-cell table:style-name="ce3" table:formula="of:=[.E47]+([.E47]*[.$E$2])" office:value-type="float" office:value="42375.8903180815" calcext:value-type="float">
            <text:p>42.375,89</text:p>
          </table:table-cell>
          <table:table-cell table:style-name="ce3" table:formula="of:=[.F47]+[.E48]" office:value-type="float" office:value="706764.67687315" calcext:value-type="float">
            <text:p>706.764,68</text:p>
          </table:table-cell>
          <table:table-cell/>
          <table:table-cell table:style-name="Default"/>
          <table:table-cell table:style-name="ce3" table:formula="of:=[.I47]+([.I47]*[.$I$2])" office:value-type="float" office:value="2400" calcext:value-type="float">
            <text:p>2.400,00</text:p>
          </table:table-cell>
          <table:table-cell table:style-name="ce3" table:formula="of:=[.J47]+[.I48]" office:value-type="float" office:value="48000" calcext:value-type="float">
            <text:p>48.000,00</text:p>
          </table:table-cell>
          <table:table-cell/>
          <table:table-cell table:style-name="Default"/>
          <table:table-cell table:style-name="ce3" table:formula="of:=[.M47]+([.M47]*[.$M$2])" office:value-type="float" office:value="15919.7749543513" calcext:value-type="float">
            <text:p>15.919,77</text:p>
          </table:table-cell>
          <table:table-cell table:style-name="ce3" table:formula="of:=[.N47]+[.M48]" office:value-type="float" office:value="208315.363291377" calcext:value-type="float">
            <text:p>208.315,36</text:p>
          </table:table-cell>
          <table:table-cell table:style-name="ce3"/>
          <table:table-cell table:formula="of:=[.P47]+([.P47]*[.$P$2])" office:value-type="float" office:value="6575.32219771045" calcext:value-type="float">
            <text:p>6.575,32</text:p>
          </table:table-cell>
          <table:table-cell table:style-name="ce3" table:formula="of:=[.Q47]+([.Q47]*[.$P$2])" office:value-type="float" office:value="78903.8663725254" calcext:value-type="float">
            <text:p>78.903,87</text:p>
          </table:table-cell>
          <table:table-cell table:style-name="ce3" table:formula="of:=[.Q48]+[.R47]" office:value-type="float" office:value="1209106.99700049" calcext:value-type="float">
            <text:p>1.209.107,00</text:p>
          </table:table-cell>
          <table:table-cell table:style-name="ce3"/>
          <table:table-cell/>
          <table:table-cell table:formula="of:=SUM([.E48];[.I48];[.M48])-[.Q48]" office:value-type="float" office:value="-18208.2011000926" calcext:value-type="float">
            <text:p>-18.208,20</text:p>
          </table:table-cell>
          <table:table-cell table:formula="of:=SUM([.F48];[.J48];[.N48])-[.R48]" office:value-type="float" office:value="-246026.956835961" calcext:value-type="float">
            <text:p>-246.026,96</text:p>
          </table:table-cell>
          <table:table-cell table:number-columns-repeated="1636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table:style-name="ce3" table:formula="of:=[.E48]+([.E48]*[.$E$2])" office:value-type="float" office:value="43223.4081244432" calcext:value-type="float">
            <text:p>43.223,41</text:p>
          </table:table-cell>
          <table:table-cell table:style-name="ce3" table:formula="of:=[.F48]+[.E49]" office:value-type="float" office:value="749988.084997593" calcext:value-type="float">
            <text:p>749.988,08</text:p>
          </table:table-cell>
          <table:table-cell/>
          <table:table-cell table:style-name="Default"/>
          <table:table-cell table:style-name="ce3" table:formula="of:=[.I48]+([.I48]*[.$I$2])" office:value-type="float" office:value="2400" calcext:value-type="float">
            <text:p>2.400,00</text:p>
          </table:table-cell>
          <table:table-cell table:style-name="ce3" table:formula="of:=[.J48]+[.I49]" office:value-type="float" office:value="50400" calcext:value-type="float">
            <text:p>50.400,00</text:p>
          </table:table-cell>
          <table:table-cell/>
          <table:table-cell table:style-name="Default"/>
          <table:table-cell table:style-name="ce3" table:formula="of:=[.M48]+([.M48]*[.$M$2])" office:value-type="float" office:value="16715.7637020688" calcext:value-type="float">
            <text:p>16.715,76</text:p>
          </table:table-cell>
          <table:table-cell table:style-name="ce3" table:formula="of:=[.N48]+[.M49]" office:value-type="float" office:value="225031.126993446" calcext:value-type="float">
            <text:p>225.031,13</text:p>
          </table:table-cell>
          <table:table-cell table:style-name="ce3"/>
          <table:table-cell table:formula="of:=[.P48]+([.P48]*[.$P$2])" office:value-type="float" office:value="6772.58186364176" calcext:value-type="float">
            <text:p>6.772,58</text:p>
          </table:table-cell>
          <table:table-cell table:style-name="ce3" table:formula="of:=[.Q48]+([.Q48]*[.$P$2])" office:value-type="float" office:value="81270.9823637012" calcext:value-type="float">
            <text:p>81.270,98</text:p>
          </table:table-cell>
          <table:table-cell table:style-name="ce3" table:formula="of:=[.Q49]+[.R48]" office:value-type="float" office:value="1290377.97936419" calcext:value-type="float">
            <text:p>1.290.377,98</text:p>
          </table:table-cell>
          <table:table-cell table:style-name="ce3"/>
          <table:table-cell/>
          <table:table-cell table:formula="of:=SUM([.E49];[.I49];[.M49])-[.Q49]" office:value-type="float" office:value="-18931.8105371892" calcext:value-type="float">
            <text:p>-18.931,81</text:p>
          </table:table-cell>
          <table:table-cell table:formula="of:=SUM([.F49];[.J49];[.N49])-[.R49]" office:value-type="float" office:value="-264958.76737315" calcext:value-type="float">
            <text:p>-264.958,77</text:p>
          </table:table-cell>
          <table:table-cell table:number-columns-repeated="1636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69" calcext:value-type="float">
            <text:p>2069</text:p>
          </table:table-cell>
          <table:table-cell table:number-columns-repeated="2"/>
          <table:table-cell table:style-name="ce3" table:formula="of:=[.E49]+([.E49]*[.$E$2])" office:value-type="float" office:value="44087.876286932" calcext:value-type="float">
            <text:p>44.087,88</text:p>
          </table:table-cell>
          <table:table-cell table:style-name="ce3" table:formula="of:=[.F49]+[.E50]" office:value-type="float" office:value="794075.961284525" calcext:value-type="float">
            <text:p>794.075,96</text:p>
          </table:table-cell>
          <table:table-cell/>
          <table:table-cell table:style-name="Default"/>
          <table:table-cell table:style-name="ce3" table:formula="of:=[.I49]+([.I49]*[.$I$2])" office:value-type="float" office:value="2400" calcext:value-type="float">
            <text:p>2.400,00</text:p>
          </table:table-cell>
          <table:table-cell table:style-name="ce3" table:formula="of:=[.J49]+[.I50]" office:value-type="float" office:value="52800" calcext:value-type="float">
            <text:p>52.800,00</text:p>
          </table:table-cell>
          <table:table-cell/>
          <table:table-cell table:style-name="Default"/>
          <table:table-cell table:style-name="ce3" table:formula="of:=[.M49]+([.M49]*[.$M$2])" office:value-type="float" office:value="17551.5518871723" calcext:value-type="float">
            <text:p>17.551,55</text:p>
          </table:table-cell>
          <table:table-cell table:style-name="ce3" table:formula="of:=[.N49]+[.M50]" office:value-type="float" office:value="242582.678880618" calcext:value-type="float">
            <text:p>242.582,68</text:p>
          </table:table-cell>
          <table:table-cell table:style-name="ce3"/>
          <table:table-cell table:formula="of:=[.P49]+([.P49]*[.$P$2])" office:value-type="float" office:value="6975.75931955102" calcext:value-type="float">
            <text:p>6.975,76</text:p>
          </table:table-cell>
          <table:table-cell table:style-name="ce3" table:formula="of:=[.Q49]+([.Q49]*[.$P$2])" office:value-type="float" office:value="83709.1118346122" calcext:value-type="float">
            <text:p>83.709,11</text:p>
          </table:table-cell>
          <table:table-cell table:style-name="ce3" table:formula="of:=[.Q50]+[.R49]" office:value-type="float" office:value="1374087.0911988" calcext:value-type="float">
            <text:p>1.374.087,09</text:p>
          </table:table-cell>
          <table:table-cell table:style-name="ce3"/>
          <table:table-cell/>
          <table:table-cell table:formula="of:=SUM([.E50];[.I50];[.M50])-[.Q50]" office:value-type="float" office:value="-19669.6836605079" calcext:value-type="float">
            <text:p>-19.669,68</text:p>
          </table:table-cell>
          <table:table-cell table:formula="of:=SUM([.F50];[.J50];[.N50])-[.R50]" office:value-type="float" office:value="-284628.451033658" calcext:value-type="float">
            <text:p>-284.628,45</text:p>
          </table:table-cell>
          <table:table-cell table:number-columns-repeated="1636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70" calcext:value-type="float">
            <text:p>2070</text:p>
          </table:table-cell>
          <table:table-cell table:number-columns-repeated="2"/>
          <table:table-cell table:style-name="ce3" table:formula="of:=[.E50]+([.E50]*[.$E$2])" office:value-type="float" office:value="44969.6338126707" calcext:value-type="float">
            <text:p>44.969,63</text:p>
          </table:table-cell>
          <table:table-cell table:style-name="ce3" table:formula="of:=[.F50]+[.E51]" office:value-type="float" office:value="839045.595097196" calcext:value-type="float">
            <text:p>839.045,60</text:p>
          </table:table-cell>
          <table:table-cell/>
          <table:table-cell table:style-name="Default"/>
          <table:table-cell table:style-name="ce3" table:formula="of:=[.I50]+([.I50]*[.$I$2])" office:value-type="float" office:value="2400" calcext:value-type="float">
            <text:p>2.400,00</text:p>
          </table:table-cell>
          <table:table-cell table:style-name="ce3" table:formula="of:=[.J50]+[.I51]" office:value-type="float" office:value="55200" calcext:value-type="float">
            <text:p>55.200,00</text:p>
          </table:table-cell>
          <table:table-cell/>
          <table:table-cell table:style-name="Default"/>
          <table:table-cell table:style-name="ce3" table:formula="of:=[.M50]+([.M50]*[.$M$2])" office:value-type="float" office:value="18429.1294815309" calcext:value-type="float">
            <text:p>18.429,13</text:p>
          </table:table-cell>
          <table:table-cell table:style-name="ce3" table:formula="of:=[.N50]+[.M51]" office:value-type="float" office:value="261011.808362149" calcext:value-type="float">
            <text:p>261.011,81</text:p>
          </table:table-cell>
          <table:table-cell table:style-name="ce3"/>
          <table:table-cell table:formula="of:=[.P50]+([.P50]*[.$P$2])" office:value-type="float" office:value="7185.03209913755" calcext:value-type="float">
            <text:p>7.185,03</text:p>
          </table:table-cell>
          <table:table-cell table:style-name="ce3" table:formula="of:=[.Q50]+([.Q50]*[.$P$2])" office:value-type="float" office:value="86220.3851896506" calcext:value-type="float">
            <text:p>86.220,39</text:p>
          </table:table-cell>
          <table:table-cell table:style-name="ce3" table:formula="of:=[.Q51]+[.R50]" office:value-type="float" office:value="1460307.47638845" calcext:value-type="float">
            <text:p>1.460.307,48</text:p>
          </table:table-cell>
          <table:table-cell table:style-name="ce3"/>
          <table:table-cell/>
          <table:table-cell table:formula="of:=SUM([.E51];[.I51];[.M51])-[.Q51]" office:value-type="float" office:value="-20421.621895449" calcext:value-type="float">
            <text:p>-20.421,62</text:p>
          </table:table-cell>
          <table:table-cell table:formula="of:=SUM([.F51];[.J51];[.N51])-[.R51]" office:value-type="float" office:value="-305050.072929107" calcext:value-type="float">
            <text:p>-305.050,07</text:p>
          </table:table-cell>
          <table:table-cell table:number-columns-repeated="16362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33:14.232131537</meta:creation-date>
    <meta:generator>LibreOffice/7.4.7.2$Linux_X86_64 LibreOffice_project/40$Build-2</meta:generator>
    <dc:date>2025-07-06T18:34:28.311131868</dc:date>
    <meta:editing-duration>PT15H33M18S</meta:editing-duration>
    <meta:editing-cycles>29</meta:editing-cycles>
    <dc:creator>steffen</dc:creator>
    <meta:document-statistic meta:table-count="1" meta:cell-count="510" meta:object-count="0"/>
  </office:meta>
</office:document-meta>
</file>